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4*"/>
    </style:style>
    <style:style style:name="Table1.C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24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947d" officeooo:paragraph-rsid="0018947d"/>
    </style:style>
    <style:style style:name="P2" style:family="paragraph" style:parent-style-name="Standard">
      <style:text-properties fo:language="el" fo:country="GR" officeooo:rsid="0018947d" officeooo:paragraph-rsid="0018947d"/>
    </style:style>
    <style:style style:name="P3" style:family="paragraph" style:parent-style-name="Standard">
      <style:text-properties officeooo:paragraph-rsid="0018947d"/>
    </style:style>
    <style:style style:name="P4" style:family="paragraph" style:parent-style-name="Standard">
      <style:text-properties officeooo:rsid="0019dfc2" officeooo:paragraph-rsid="0019dfc2"/>
    </style:style>
    <style:style style:name="P5" style:family="paragraph" style:parent-style-name="Standard">
      <style:text-properties officeooo:paragraph-rsid="0019dfc2"/>
    </style:style>
    <style:style style:name="P6" style:family="paragraph" style:parent-style-name="Standard">
      <style:text-properties fo:language="en" fo:country="US" officeooo:rsid="0019dfc2" officeooo:paragraph-rsid="0019dfc2"/>
    </style:style>
    <style:style style:name="P7" style:family="paragraph" style:parent-style-name="Standard">
      <style:text-properties officeooo:paragraph-rsid="001b067b"/>
    </style:style>
    <style:style style:name="P8" style:family="paragraph" style:parent-style-name="Standard">
      <style:text-properties officeooo:paragraph-rsid="001ba01e"/>
    </style:style>
    <style:style style:name="P9" style:family="paragraph" style:parent-style-name="Standard">
      <style:text-properties officeooo:paragraph-rsid="001bc8d5"/>
    </style:style>
    <style:style style:name="P10" style:family="paragraph" style:parent-style-name="Standard">
      <style:text-properties officeooo:paragraph-rsid="001d69cc"/>
    </style:style>
    <style:style style:name="P11" style:family="paragraph" style:parent-style-name="Standard">
      <style:text-properties officeooo:paragraph-rsid="001e0b81"/>
    </style:style>
    <style:style style:name="P12" style:family="paragraph" style:parent-style-name="Standard">
      <style:text-properties officeooo:paragraph-rsid="001eb9cb"/>
    </style:style>
    <style:style style:name="P13" style:family="paragraph" style:parent-style-name="Standard">
      <style:text-properties officeooo:paragraph-rsid="0024eb54"/>
    </style:style>
    <style:style style:name="P14" style:family="paragraph" style:parent-style-name="Standard">
      <style:text-properties officeooo:paragraph-rsid="00285ccc"/>
    </style:style>
    <style:style style:name="P15" style:family="paragraph" style:parent-style-name="Standard">
      <style:text-properties officeooo:paragraph-rsid="002e98d6"/>
    </style:style>
    <style:style style:name="P16" style:family="paragraph" style:parent-style-name="Standard">
      <style:text-properties officeooo:paragraph-rsid="00304240"/>
    </style:style>
    <style:style style:name="P17" style:family="paragraph" style:parent-style-name="Standard">
      <style:text-properties officeooo:paragraph-rsid="0031dddb"/>
    </style:style>
    <style:style style:name="P18" style:family="paragraph" style:parent-style-name="Table_20_Contents">
      <style:text-properties officeooo:rsid="001e0b81" officeooo:paragraph-rsid="001e0b81"/>
    </style:style>
    <style:style style:name="P19" style:family="paragraph" style:parent-style-name="Table_20_Contents">
      <style:text-properties officeooo:rsid="001e0b81" officeooo:paragraph-rsid="0024eb54"/>
    </style:style>
    <style:style style:name="P20" style:family="paragraph" style:parent-style-name="Table_20_Contents">
      <style:text-properties officeooo:rsid="0024eb54" officeooo:paragraph-rsid="0024eb54"/>
    </style:style>
    <style:style style:name="P21" style:family="paragraph" style:parent-style-name="Table_20_Contents">
      <style:text-properties officeooo:rsid="002df4a5" officeooo:paragraph-rsid="002df4a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947d"/>
    </style:style>
    <style:style style:name="T3" style:family="text">
      <style:text-properties fo:language="en" fo:country="US" officeooo:rsid="0019dfc2"/>
    </style:style>
    <style:style style:name="T4" style:family="text">
      <style:text-properties fo:language="en" fo:country="US" officeooo:rsid="001b067b"/>
    </style:style>
    <style:style style:name="T5" style:family="text">
      <style:text-properties fo:language="el" fo:country="GR"/>
    </style:style>
    <style:style style:name="T6" style:family="text">
      <style:text-properties fo:language="el" fo:country="GR" officeooo:rsid="0018947d"/>
    </style:style>
    <style:style style:name="T7" style:family="text">
      <style:text-properties fo:language="el" fo:country="GR" officeooo:rsid="0019dfc2"/>
    </style:style>
    <style:style style:name="T8" style:family="text">
      <style:text-properties fo:language="el" fo:country="GR" officeooo:rsid="001b067b"/>
    </style:style>
    <style:style style:name="T9" style:family="text">
      <style:text-properties style:font-name="Liberation Serif" fo:language="el" fo:country="GR" officeooo:rsid="001b067b"/>
    </style:style>
    <style:style style:name="T10" style:family="text">
      <style:text-properties style:font-name="Liberation Serif" fo:language="el" fo:country="GR" officeooo:rsid="001ba01e"/>
    </style:style>
    <style:style style:name="T11" style:family="text">
      <style:text-properties style:font-name="Liberation Serif" fo:language="el" fo:country="GR" officeooo:rsid="001bc8d5"/>
    </style:style>
    <style:style style:name="T12" style:family="text">
      <style:text-properties style:font-name="Liberation Serif" fo:language="el" fo:country="GR" officeooo:rsid="001d69cc"/>
    </style:style>
    <style:style style:name="T13" style:family="text">
      <style:text-properties style:font-name="Liberation Serif" fo:language="el" fo:country="GR" officeooo:rsid="001e0b81"/>
    </style:style>
    <style:style style:name="T14" style:family="text">
      <style:text-properties style:font-name="Liberation Serif" fo:language="el" fo:country="GR" officeooo:rsid="001eb9cb"/>
    </style:style>
    <style:style style:name="T15" style:family="text">
      <style:text-properties style:font-name="Liberation Serif" fo:language="el" fo:country="GR" officeooo:rsid="001eb9cb" style:font-name-asian="NSimSun" style:font-name-complex="Liberation Mono"/>
    </style:style>
    <style:style style:name="T16" style:family="text">
      <style:text-properties style:font-name="Liberation Serif" fo:language="el" fo:country="GR" officeooo:rsid="001ff0a8"/>
    </style:style>
    <style:style style:name="T17" style:family="text">
      <style:text-properties style:font-name="Liberation Serif" fo:language="el" fo:country="GR" officeooo:rsid="0024eb54"/>
    </style:style>
    <style:style style:name="T18" style:family="text">
      <style:text-properties style:font-name="Liberation Serif" fo:language="el" fo:country="GR" officeooo:rsid="00272673"/>
    </style:style>
    <style:style style:name="T19" style:family="text">
      <style:text-properties style:font-name="Liberation Serif" fo:language="en" fo:country="US" officeooo:rsid="001b067b"/>
    </style:style>
    <style:style style:name="T20" style:family="text">
      <style:text-properties style:font-name="Liberation Serif" fo:language="en" fo:country="US" officeooo:rsid="001ba01e"/>
    </style:style>
    <style:style style:name="T21" style:family="text">
      <style:text-properties style:font-name="Liberation Serif" fo:language="en" fo:country="US" officeooo:rsid="001bc8d5"/>
    </style:style>
    <style:style style:name="T22" style:family="text">
      <style:text-properties style:font-name="Liberation Serif" fo:language="en" fo:country="US" officeooo:rsid="001d69cc"/>
    </style:style>
    <style:style style:name="T23" style:family="text">
      <style:text-properties style:font-name="Liberation Serif" fo:language="en" fo:country="US" officeooo:rsid="001e0b81"/>
    </style:style>
    <style:style style:name="T24" style:family="text">
      <style:text-properties style:font-name="Liberation Serif" fo:language="en" fo:country="US" officeooo:rsid="001eb9cb"/>
    </style:style>
    <style:style style:name="T25" style:family="text">
      <style:text-properties style:font-name="Liberation Serif" fo:language="en" fo:country="US" officeooo:rsid="0019dfc2"/>
    </style:style>
    <style:style style:name="T26" style:family="text">
      <style:text-properties style:font-name="Liberation Serif" fo:language="en" fo:country="US" officeooo:rsid="001ff0a8"/>
    </style:style>
    <style:style style:name="T27" style:family="text">
      <style:text-properties style:font-name="Liberation Serif" fo:language="en" fo:country="US" officeooo:rsid="0024eb54"/>
    </style:style>
    <style:style style:name="T28" style:family="text">
      <style:text-properties style:font-name="Liberation Serif" fo:language="en" fo:country="US" officeooo:rsid="00285ccc"/>
    </style:style>
    <style:style style:name="T29" style:family="text">
      <style:text-properties style:font-name="Liberation Serif" fo:language="en" fo:country="US" officeooo:rsid="002e98d6"/>
    </style:style>
    <style:style style:name="T30" style:family="text">
      <style:text-properties style:font-name="Liberation Serif" fo:language="en" fo:country="US" officeooo:rsid="002e98d6" style:font-name-asian="NSimSun" style:font-name-complex="Liberation Mono"/>
    </style:style>
    <style:style style:name="T31" style:family="text">
      <style:text-properties style:font-name="Liberation Serif" fo:language="en" fo:country="US" officeooo:rsid="00304240"/>
    </style:style>
    <style:style style:name="T32" style:family="text">
      <style:text-properties style:font-name="Liberation Serif" fo:language="en" fo:country="US" fo:font-weight="bold" officeooo:rsid="00304240" style:font-weight-asian="bold" style:font-weight-complex="bold"/>
    </style:style>
    <style:style style:name="T33" style:family="text">
      <style:text-properties officeooo:rsid="0023fc8f"/>
    </style:style>
    <style:style style:name="T34" style:family="text">
      <style:text-properties officeooo:rsid="002df4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2">Εγκατάσταση <text:span text:style-name="T1">HDFS:</text:span></text:p>
      <text:p text:style-name="P2"><text:span text:style-name="T1"/></text:p>
      <text:p text:style-name="P3"><text:span text:style-name="T6">Εγκαταστάθηκε η έκδοση hadoop-3.3.4 σε </text:span><text:span text:style-name="T2">cluster</text:span><text:span text:style-name="T6"> 2 κόμβων (</text:span><text:span text:style-name="T2">master at 192.168.0.1, worker at 192.168.0.2 </text:span><text:span text:style-name="T6">). Για το </text:span><text:span text:style-name="T2">setup</text:span><text:span text:style-name="T6"> του</text:span><text:span text:style-name="T2"> hadoop</text:span><text:span text:style-name="T6"> και του</text:span><text:span text:style-name="T2"> yarn</text:span><text:span text:style-name="T6"> ακουλουθήθηκαν τα βήματα που περιγράφονται στους οδηγούς:</text:span></text:p>
      <text:p text:style-name="P3"><text:span text:style-name="T6"/></text:p>
      <text:p text:style-name="P3"><text:a xlink:type="simple" xlink:href="https://sparkbyexamples.com/hadoop/apache-hadoop-installation/" text:style-name="Internet_20_link" text:visited-style-name="Visited_20_Internet_20_Link"><text:span text:style-name="T6">https://sparkbyexamples.com/hadoop/apache-hadoop-installation/</text:span></text:a></text:p>
      <text:p text:style-name="P3"><text:a xlink:type="simple" xlink:href="https://sparkbyexamples.com/hadoop/yarn-setup-and-run-map-reduce-program/" text:style-name="Internet_20_link" text:visited-style-name="Visited_20_Internet_20_Link"><text:span text:style-name="T6">https://sparkbyexamples.com/hadoop/yarn-setup-and-run-map-reduce-program/</text:span></text:a></text:p>
      <text:p text:style-name="P3"><text:span text:style-name="T6"><text:s text:c="3"/></text:span></text:p>
      <text:p text:style-name="P1"><text:span text:style-name="T5">Ως </text:span><text:span text:style-name="T1">Namenode </text:span><text:span text:style-name="T5">ορίστηκε ο </text:span><text:span text:style-name="T1">master, </text:span><text:span text:style-name="T7">ενημερώθηκαν τα </text:span><text:span text:style-name="T3">xml files </text:span><text:span text:style-name="T7">με τις κατάλληλες τοπικές παραμέτρους και δημιουργήθηκαν τα </text:span><text:span text:style-name="T3">master </text:span><text:span text:style-name="T7">και </text:span><text:span text:style-name="T3">workers files, </text:span><text:span text:style-name="T7">τα οποία περιέχουν τις </text:span><text:span text:style-name="T3">ip </text:span><text:span text:style-name="T7">διευθύνσεις του </text:span><text:span text:style-name="T3">master </text:span><text:span text:style-name="T7">και των </text:span><text:span text:style-name="T3">worker </text:span><text:span text:style-name="T7">αντίστοιχα</text:span></text:p>
      <text:p text:style-name="P1"><text:span text:style-name="T7"/></text:p>
      <text:p text:style-name="P5"><text:span text:style-name="T7">Η έναρξη λειτουργίας του </text:span><text:span text:style-name="T3">HDFS </text:span><text:span text:style-name="T7">γίνεται με την εντολή </text:span><text:span text:style-name="Source_20_Text"><text:span text:style-name="T5">start-dfs.sh</text:span></text:span></text:p>
      <text:p text:style-name="P4"><text:span text:style-name="T5"/></text:p>
      <text:p text:style-name="P6">To cluster <text:span text:style-name="T5">είναι λειτουργικό και μπορεί να προσπελαστεί από το </text:span>web interface {master_public_ip}:9870</text:p>
      <text:p text:style-name="P6"/>
      <text:p text:style-name="P7"><text:span text:style-name="T8">Με την εντολή </text:span><text:span text:style-name="Source_20_Text"><text:span text:style-name="T4">hdfs hdfs dfs -mkdir data δ</text:span></text:span><text:span text:style-name="Source_20_Text"><text:span text:style-name="T9">ημιουργείται το </text:span></text:span><text:span text:style-name="Source_20_Text"><text:span text:style-name="T19">directory </text:span></text:span><text:span text:style-name="Source_20_Text"><text:span text:style-name="T9">στο οποίο θα φορτωθούν τα </text:span></text:span><text:span text:style-name="Source_20_Text"><text:span text:style-name="T19">parquet files </text:span></text:span><text:span text:style-name="Source_20_Text"><text:span text:style-name="T9">και το </text:span></text:span><text:span text:style-name="Source_20_Text"><text:span text:style-name="T19">csv file. </text:span></text:span><text:span text:style-name="Source_20_Text"><text:span text:style-name="T9">Αυτό γίνεται στη συνέχεια με την εντολή </text:span></text:span><text:span text:style-name="Source_20_Text"><text:span text:style-name="T19">hdfs dfs -put data/{filename}. </text:span></text:span></text:p>
      <text:p text:style-name="P7"><text:span text:style-name="Source_20_Text"><text:span text:style-name="T9"/></text:span></text:p>
      <text:p text:style-name="P8"><text:span text:style-name="Source_20_Text"><text:span text:style-name="T10">Στη συνέχεια γίνεται </text:span></text:span><text:span text:style-name="Source_20_Text"><text:span text:style-name="T20">configuration </text:span></text:span><text:span text:style-name="Source_20_Text"><text:span text:style-name="T10">του </text:span></text:span><text:span text:style-name="Source_20_Text"><text:span text:style-name="T20">yarn, </text:span></text:span><text:span text:style-name="Source_20_Text"><text:span text:style-name="T10">και ενημερώνονται κατάλληλα τα </text:span></text:span><text:span text:style-name="Source_20_Text"><text:span text:style-name="T20">xml files, </text:span></text:span><text:span text:style-name="Source_20_Text"><text:span text:style-name="T10">όπως περιγράφει ο παραπάνω οδηγός. Το </text:span></text:span><text:span text:style-name="Source_20_Text"><text:span text:style-name="T20">yarn </text:span></text:span><text:span text:style-name="Source_20_Text"><text:span text:style-name="T10">ενεργοποιείται με την εντολή </text:span></text:span><text:span text:style-name="Source_20_Text"><text:span text:style-name="T20">start-yarn.sh</text:span></text:span></text:p>
      <text:p text:style-name="P8"><text:span text:style-name="Source_20_Text"><text:span text:style-name="T20"/></text:span></text:p>
      <text:p text:style-name="P9"><text:span text:style-name="Source_20_Text"><text:span text:style-name="T11">Για την εγκατάσταση του </text:span></text:span><text:span text:style-name="Source_20_Text"><text:span text:style-name="T21">spark </text:span></text:span><text:span text:style-name="Source_20_Text"><text:span text:style-name="T11">αξιοποιήθηκε ο οδηγός:</text:span></text:span></text:p>
      <text:p text:style-name="P9"><text:span text:style-name="Source_20_Text"><text:span text:style-name="T11"/></text:span></text:p>
      <text:p text:style-name="P9"><text:a xlink:type="simple" xlink:href="https://sparkbyexamples.com/spark/spark-setup-on-hadoop-yarn/" text:style-name="Internet_20_link" text:visited-style-name="Visited_20_Internet_20_Link"><text:span text:style-name="Source_20_Text"><text:span text:style-name="T11">https://sparkbyexamples.com/spark/spark-setup-on-hadoop-yarn/</text:span></text:span></text:a></text:p>
      <text:p text:style-name="P9"><text:span text:style-name="Source_20_Text"><text:span text:style-name="T11"/></text:span></text:p>
      <text:p text:style-name="P9"><text:span text:style-name="Source_20_Text"><text:span text:style-name="T11">καθώς και ο οδηγός </text:span></text:span><text:span text:style-name="Source_20_Text"><text:span text:style-name="T21">Spark_installation </text:span></text:span><text:span text:style-name="Source_20_Text"><text:span text:style-name="T11">που μας δόθηκε </text:span></text:span></text:p>
      <text:p text:style-name="P9"><text:span text:style-name="Source_20_Text"><text:span text:style-name="T11"/></text:span></text:p>
      <text:p text:style-name="P9"><text:span text:style-name="Source_20_Text"><text:span text:style-name="T11">Εγκαταστάθηκε η έκδοση spark-3.3.1-bin-hadoop3</text:span></text:span></text:p>
      <text:p text:style-name="P9"><text:span text:style-name="Source_20_Text"><text:span text:style-name="T11"/></text:span></text:p>
      <text:p text:style-name="P9"><text:span text:style-name="Source_20_Text"><text:span text:style-name="T11">Συγκεκριμένα ακολουθήθηκαν τα βήματα 1 εως 8 του οδηγού και επίσης τροποποιήθηκαν τα αρχεία </text:span></text:span></text:p>
      <text:p text:style-name="P9"><text:span text:style-name="Source_20_Text"><text:span text:style-name="T11"/></text:span></text:p>
      <text:p text:style-name="P9"><text:span text:style-name="Source_20_Text"><text:span text:style-name="T21">→ $SPARK_HOME/conf/spark-defaults.conf</text:span></text:span><text:span text:style-name="Source_20_Text"><text:span text:style-name="T11">:</text:span></text:span></text:p>
      <text:p text:style-name="P9"><text:span text:style-name="Source_20_Text"><text:span text:style-name="T11"/></text:span></text:p>
      <text:p text:style-name="P9"><text:span text:style-name="Source_20_Text"><text:span text:style-name="T11">spark.master yarn</text:span></text:span></text:p>
      <text:p text:style-name="P9"><text:span text:style-name="Source_20_Text"><text:span text:style-name="T11">spark.driver.memory 1024m</text:span></text:span></text:p>
      <text:p text:style-name="P9"><text:span text:style-name="Source_20_Text"><text:span text:style-name="T11">spark.yarn.am.memory 1024m</text:span></text:span></text:p>
      <text:p text:style-name="P9"><text:span text:style-name="Source_20_Text"><text:span text:style-name="T11">spark.executor.memory 4g</text:span></text:span></text:p>
      <text:p text:style-name="P9"><text:span text:style-name="Source_20_Text"><text:span text:style-name="T11"/></text:span></text:p>
      <text:p text:style-name="P9"><text:span text:style-name="Source_20_Text"><text:span text:style-name="T11">→ </text:span></text:span><text:span text:style-name="Source_20_Text"><text:span text:style-name="T21">$SPARK_HOME/conf/spark-env.sh:</text:span></text:span></text:p>
      <text:p text:style-name="P9"><text:span text:style-name="Source_20_Text"><text:span text:style-name="T21"/></text:span></text:p>
      <text:p text:style-name="P9"><text:span text:style-name="Source_20_Text"><text:span text:style-name="T21">SPARK_MASTER_HOST='192.168.0.1'</text:span></text:span></text:p>
      <text:p text:style-name="P9"><text:span text:style-name="Source_20_Text"><text:span text:style-name="T21"/></text:span></text:p>
      <text:p text:style-name="P9"><text:span text:style-name="Source_20_Text"><text:span text:style-name="T21">→ $SPARK_HOME/conf/workers</text:span></text:span></text:p>
      <text:p text:style-name="P9"><text:soft-page-break/><text:span text:style-name="Source_20_Text"><text:span text:style-name="T11">192.168.0.1</text:span></text:span></text:p>
      <text:p text:style-name="P9"><text:span text:style-name="Source_20_Text"><text:span text:style-name="T11">192.168.0.2</text:span></text:span></text:p>
      <text:p text:style-name="P9"><text:span text:style-name="Source_20_Text"><text:span text:style-name="T11"/></text:span></text:p>
      <text:p text:style-name="P10"><text:span text:style-name="Source_20_Text"><text:span text:style-name="T12">Εκκινούμε τον </text:span></text:span><text:span text:style-name="Source_20_Text"><text:span text:style-name="T22">master </text:span></text:span><text:span text:style-name="Source_20_Text"><text:span text:style-name="T12">με την εντολή start-master.sh και τους </text:span></text:span><text:span text:style-name="Source_20_Text"><text:span text:style-name="T22">workers </text:span></text:span><text:span text:style-name="Source_20_Text"><text:span text:style-name="T12">με την εντολή start-worker.sh spark://192.168.0.1:7077</text:span></text:span></text:p>
      <text:p text:style-name="P10"><text:span text:style-name="Source_20_Text"><text:span text:style-name="T12"/></text:span></text:p>
      <text:p text:style-name="P12"><text:span text:style-name="Source_20_Text"><text:span text:style-name="T14">Μπορούμε να έχουμε επισκόπηση των ενεργών </text:span></text:span><text:span text:style-name="Source_20_Text"><text:span text:style-name="T24">worker </text:span></text:span><text:span text:style-name="Source_20_Text"><text:span text:style-name="T14">στο </text:span></text:span><text:span text:style-name="Source_20_Text"><text:span text:style-name="T25">{master_public_ip}:</text:span></text:span><text:span text:style-name="Source_20_Text"><text:span text:style-name="T15">8080</text:span></text:span></text:p>
      <text:p text:style-name="P10"><text:span text:style-name="Source_20_Text"><text:span text:style-name="T12"/></text:span></text:p>
      <text:p text:style-name="P10"><text:span text:style-name="Source_20_Text"><text:span text:style-name="T12">Στη συνέχεια </text:span></text:span><text:span text:style-name="Source_20_Text"><text:span text:style-name="T13">για την εκτέλεση των </text:span></text:span><text:span text:style-name="Source_20_Text"><text:span text:style-name="T23">python scripts </text:span></text:span><text:span text:style-name="Source_20_Text"><text:span text:style-name="T13">αρκεί να εκτελεστεί η:</text:span></text:span></text:p>
      <text:p text:style-name="P10"><text:span text:style-name="Source_20_Text"><text:span text:style-name="T13"/></text:span></text:p>
      <text:p text:style-name="P11"><text:span text:style-name="Source_20_Text"><text:span text:style-name="T23">python3.8 {file_name}.py</text:span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oft-page-break/><text:span text:style-name="Source_20_Text"><text:span text:style-name="T23">Dataframe API</text:span></text:span></text:p>
      <text:p text:style-name="P11"><text:span text:style-name="Source_20_Text"><text:span text:style-name="T23"/></text:span></text:p>
      <text:p text:style-name="P11"><text:span text:style-name="Source_20_Text"><text:span text:style-name="T13">Τα ερωτήματα </text:span></text:span><text:span text:style-name="Source_20_Text"><text:span text:style-name="T23">Q1-Q5 </text:span></text:span><text:span text:style-name="Source_20_Text"><text:span text:style-name="T13">υλοποιήθηκαν μέσω της διεπαφής </text:span></text:span><text:span text:style-name="Source_20_Text"><text:span text:style-name="T23">DataFrame.</text:span></text:span><text:span text:style-name="Source_20_Text"><text:span text:style-name="T13"> Στον παρακάτω παρουσιάζονται οι χρόνοι για 1 και 2</text:span></text:span><text:span text:style-name="Source_20_Text"><text:span text:style-name="T23"> workers (</text:span></text:span><text:span text:style-name="Source_20_Text"><text:span text:style-name="T13">Για την περίπτωση του ενός </text:span></text:span><text:span text:style-name="Source_20_Text"><text:span text:style-name="T23">worker </text:span></text:span><text:span text:style-name="Source_20_Text"><text:span text:style-name="T13">κρατάμε ανοιχτό μόνο τον </text:span></text:span><text:span text:style-name="Source_20_Text"><text:span text:style-name="T23">worker </text:span></text:span><text:span text:style-name="Source_20_Text"><text:span text:style-name="T13">που βρίσκεται στον </text:span></text:span><text:span text:style-name="Source_20_Text"><text:span text:style-name="T23">master) </text:span></text:span></text:p>
      <text:p text:style-name="P11"><text:span text:style-name="Source_20_Text"><text:span text:style-name="T23"/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 table:style-name="TableLine2461589022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8">1 worker<text:span text:style-name="T34">(master)</text:span></text:p>
          </table:table-cell>
          <table:table-cell table:style-name="Table1.A1" office:value-type="string">
            <text:p text:style-name="P21">1 worker(worker)</text:p>
          </table:table-cell>
          <table:table-cell table:style-name="Table1.D1" office:value-type="string">
            <text:p text:style-name="P18">2 worker<text:span text:style-name="T33">s</text:span></text:p>
          </table:table-cell>
        </table:table-row>
        <table:table-row table:style-name="TableLine2461589022160">
          <table:table-cell table:style-name="Table1.A2" office:value-type="string">
            <text:p text:style-name="P18">Q1</text:p>
          </table:table-cell>
          <table:table-cell table:style-name="Table1.A2" office:value-type="string">
            <text:p text:style-name="Table_20_Contents">44.57967948913574</text:p>
          </table:table-cell>
          <table:table-cell table:style-name="Table1.A2" office:value-type="string">
            <text:p text:style-name="Table_20_Contents">42.66677141189575</text:p>
          </table:table-cell>
          <table:table-cell table:style-name="Table1.D2" office:value-type="string">
            <text:p text:style-name="Table_20_Contents">37.508095502853394</text:p>
          </table:table-cell>
        </table:table-row>
        <table:table-row table:style-name="Table1.3">
          <table:table-cell table:style-name="Table1.A2" office:value-type="string">
            <text:p text:style-name="P18">Q2</text:p>
          </table:table-cell>
          <table:table-cell table:style-name="Table1.A2" office:value-type="string">
            <text:p text:style-name="Table_20_Contents">94.00861716270447</text:p>
          </table:table-cell>
          <table:table-cell table:style-name="Table1.A2" office:value-type="string">
            <text:p text:style-name="Table_20_Contents">85.0381863117218</text:p>
          </table:table-cell>
          <table:table-cell table:style-name="Table1.D2" office:value-type="string">
            <text:p text:style-name="Table_20_Contents">62.7083158493042</text:p>
          </table:table-cell>
        </table:table-row>
        <table:table-row table:style-name="TableLine2461589022160">
          <table:table-cell table:style-name="Table1.A2" office:value-type="string">
            <text:p text:style-name="P18">Q3</text:p>
          </table:table-cell>
          <table:table-cell table:style-name="Table1.A2" office:value-type="string">
            <text:p text:style-name="Table_20_Contents">35.5038902759552</text:p>
          </table:table-cell>
          <table:table-cell table:style-name="Table1.A2" office:value-type="string">
            <text:p text:style-name="Table_20_Contents">52.79745531082153</text:p>
          </table:table-cell>
          <table:table-cell table:style-name="Table1.D2" office:value-type="string">
            <text:p text:style-name="Table_20_Contents">34.581276416778564</text:p>
          </table:table-cell>
        </table:table-row>
        <table:table-row table:style-name="TableLine2461589022160">
          <table:table-cell table:style-name="Table1.A2" office:value-type="string">
            <text:p text:style-name="P18">Q4</text:p>
          </table:table-cell>
          <table:table-cell table:style-name="Table1.A2" office:value-type="string">
            <text:p text:style-name="Table_20_Contents">26.636648416519165</text:p>
          </table:table-cell>
          <table:table-cell table:style-name="Table1.A2" office:value-type="string">
            <text:p text:style-name="Table_20_Contents">30.47820782661438</text:p>
          </table:table-cell>
          <table:table-cell table:style-name="Table1.D2" office:value-type="string">
            <text:p text:style-name="Table_20_Contents">25.893094539642334</text:p>
          </table:table-cell>
        </table:table-row>
        <table:table-row table:style-name="TableLine2461589022160">
          <table:table-cell table:style-name="Table1.A2" office:value-type="string">
            <text:p text:style-name="P18">Q5</text:p>
          </table:table-cell>
          <table:table-cell table:style-name="Table1.A2" office:value-type="string">
            <text:p text:style-name="Table_20_Contents">24.81599473953247</text:p>
          </table:table-cell>
          <table:table-cell table:style-name="Table1.A2" office:value-type="string">
            <text:p text:style-name="Table_20_Contents">23.463637113571167</text:p>
          </table:table-cell>
          <table:table-cell table:style-name="Table1.D2" office:value-type="string">
            <text:p text:style-name="Table_20_Contents">25.81048822402954</text:p>
          </table:table-cell>
        </table:table-row>
      </table:table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3"><text:span text:style-name="Source_20_Text"><text:span text:style-name="T27">RDD API</text:span></text:span></text:p>
      <text:p text:style-name="P13"><text:span text:style-name="Source_20_Text"><text:span text:style-name="T27"/></text:span></text:p>
      <text:p text:style-name="P13"><text:span text:style-name="Source_20_Text"><text:span text:style-name="T17">Το ερώτημα </text:span></text:span><text:span text:style-name="Source_20_Text"><text:span text:style-name="T27">Q3 </text:span></text:span><text:span text:style-name="Source_20_Text"><text:span text:style-name="T17">υλοποιήθηκε και σε </text:span></text:span><text:span text:style-name="Source_20_Text"><text:span text:style-name="T27">RDD. </text:span></text:span><text:span text:style-name="Source_20_Text"><text:span text:style-name="T17">Οι χρόνοι εκτέλεσης για έναν και δυο</text:span></text:span><text:span text:style-name="Source_20_Text"><text:span text:style-name="T27"> workers:</text:span></text:span></text:p>
      <text:p text:style-name="P13"><text:span text:style-name="Source_20_Text"><text:span text:style-name="T27"/></text:span></text:p>
      <table:table table:name="Table2" table:style-name="Table2">
        <table:table-column table:style-name="Table2.A" table:number-columns-repeated="3"/>
        <table:table-row table:style-name="TableLine2461598865696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9">1 worker</text:p>
          </table:table-cell>
          <table:table-cell table:style-name="Table2.C1" office:value-type="string">
            <text:p text:style-name="P19">2 worker<text:span text:style-name="T33">s</text:span></text:p>
          </table:table-cell>
        </table:table-row>
        <table:table-row table:style-name="TableLine2461598865696">
          <table:table-cell table:style-name="Table2.A2" office:value-type="string">
            <text:p text:style-name="P20">Q3</text:p>
          </table:table-cell>
          <table:table-cell table:style-name="Table2.A2" office:value-type="string">
            <text:p text:style-name="Table_20_Contents">923.3246314525604</text:p>
          </table:table-cell>
          <table:table-cell table:style-name="Table2.C2" office:value-type="string">
            <text:p text:style-name="Table_20_Contents">588.0243837833405</text:p>
          </table:table-cell>
        </table:table-row>
      </table:table>
      <text:p text:style-name="P13"><text:span text:style-name="Source_20_Text"><text:span text:style-name="T27"><text:s/></text:span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5"><text:span text:style-name="Source_20_Text"><text:span text:style-name="T18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1"><text:span text:style-name="Source_20_Text"><text:span text:style-name="T23"/></text:span></text:p>
      <text:p text:style-name="P14"><text:span text:style-name="Source_20_Text"><text:span text:style-name="T16"/></text:span></text:p>
      <text:p text:style-name="P14"><text:span text:style-name="Source_20_Text"><text:span text:style-name="T16"/></text:span></text:p>
      <text:p text:style-name="P14"><text:soft-page-break/><text:span text:style-name="Source_20_Text"><text:span text:style-name="T16">Αποτελέσματα </text:span></text:span><text:span text:style-name="Source_20_Text"><text:span text:style-name="T26">Queries</text:span></text:span><text:span text:style-name="Source_20_Text"><text:span text:style-name="T30">(show() form)</text:span></text:span><text:span text:style-name="Source_20_Text"><text:span text:style-name="T26">:</text:span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>Q1:</text:span></text:span></text:p>
      <text:p text:style-name="P14"><text:span text:style-name="Source_20_Text"><text:span text:style-name="T28"/></text:span></text:p>
      <text:p text:style-name="P14"><text:span text:style-name="Source_20_Text"><text:span text:style-name="T28">+--------+--------------------+---------------------+---------------+-------------+----------+------------------+------------+------------+------------+-----------+-----+-------+----------+------------+---------------------+------------+--------------------+-----------+----------+---------+------------+------------+</text:span></text:span></text:p>
      <text:p text:style-name="P14"><text:span text:style-name="Source_20_Text"><text:span text:style-name="T28">|VendorID|tpep_pickup_datetime|tpep_dropoff_datetime|passenger_count|trip_distance|RatecodeID|store_and_fwd_flag|PULocationID|DOLocationID|payment_type|fare_amount|extra|mta_tax|tip_amount|tolls_amount|improvement_surcharge|total_amount|congestion_surcharge|airport_fee|LocationID| <text:s/>Borough| <text:s text:c="7"/>Zone|service_zone|</text:span></text:span></text:p>
      <text:p text:style-name="P14"><text:span text:style-name="Source_20_Text"><text:span text:style-name="T28">+--------+--------------------+---------------------+---------------+-------------+----------+------------------+------------+------------+------------+-----------+-----+-------+----------+------------+---------------------+------------+--------------------+-----------+----------+---------+------------+------------+</text:span></text:span></text:p>
      <text:p text:style-name="P14"><text:span text:style-name="Source_20_Text"><text:span text:style-name="T28">| <text:s text:c="6"/>2| 2022-03-17 12:27:47| <text:s/>2022-03-17 12:27:58| <text:s text:c="11"/>1.0| <text:s text:c="9"/>0.0| <text:s text:c="6"/>1.0| <text:s text:c="16"/>N| <text:s text:c="9"/>12| <text:s text:c="9"/>12| <text:s text:c="10"/>1| <text:s text:c="7"/>2.5| <text:s/>0.0| <text:s text:c="3"/>0.5| <text:s text:c="5"/>40.0| <text:s text:c="8"/>0.0| <text:s text:c="17"/>0.3| <text:s text:c="7"/>45.8| <text:s text:c="16"/>2.5| <text:s text:c="7"/>0.0| <text:s text:c="7"/>12|Manhattan|Battery Park| Yellow Zone|</text:span></text:span></text:p>
      <text:p text:style-name="P14"><text:span text:style-name="Source_20_Text"><text:span text:style-name="T28">+--------+--------------------+---------------------+---------------+-------------+----------+------------------+------------+------------+------------+-----------+-----+-------+----------+------------+---------------------+------------+--------------------+-----------+----------+---------+------------+------------+</text:span></text:span></text:p>
      <text:p text:style-name="P14"><text:span text:style-name="Source_20_Text"><text:span text:style-name="T28"/></text:span></text:p>
      <text:p text:style-name="P14"><text:span text:style-name="Source_20_Text"><text:span text:style-name="T28">Q2:</text:span></text:span></text:p>
      <text:p text:style-name="P14"><text:span text:style-name="Source_20_Text"><text:span text:style-name="T28"/></text:span></text:p>
      <text:p text:style-name="P14"><text:span text:style-name="Source_20_Text"><text:span text:style-name="T28">+--------+--------------------+---------------------+---------------+-------------+----------+------------------+------------+------------+------------+-----------+-----+-------+----------+------------+---------------------+------------+--------------------+-----------+-----+</text:span></text:span></text:p>
      <text:p text:style-name="P14"><text:span text:style-name="Source_20_Text"><text:span text:style-name="T28">|VendorID|tpep_pickup_datetime|tpep_dropoff_datetime|passenger_count|trip_distance|RatecodeID|store_and_fwd_flag|PULocationID|DOLocationID|payment_type|fare_amount|extra|mta_tax|tip_amount|tolls_amount|improvement_surcharge|total_amount|congestion_surcharge|airport_fee|month|</text:span></text:span></text:p>
      <text:p text:style-name="P14"><text:span text:style-name="Source_20_Text"><text:span text:style-name="T28">+--------+--------------------+---------------------+---------------+-------------+----------+------------------+------------+------------+------------+-----------+-----+-------+----------+------------+---------------------+------------+--------------------+-----------+-----+</text:span></text:span></text:p>
      <text:p text:style-name="P14"><text:span text:style-name="Source_20_Text"><text:span text:style-name="T28">| <text:s text:c="6"/>1| 2022-01-22 11:39:07| <text:s/>2022-01-22 12:31:09| <text:s text:c="11"/>1.0| <text:s text:c="8"/>33.4| <text:s text:c="6"/>1.0| <text:s text:c="16"/>Y| <text:s text:c="9"/>70| <text:s text:c="8"/>265| <text:s text:c="10"/>4| <text:s text:c="6"/>88.0| <text:s/>0.0| <text:s text:c="3"/>0.5| <text:s text:c="6"/>0.0| <text:s text:c="6"/>193.3| <text:s text:c="17"/>0.3| <text:s text:c="6"/>282.1| <text:s text:c="16"/>0.0| <text:s text:c="7"/>0.0| <text:s text:c="3"/>1|</text:span></text:span></text:p>
      <text:p text:style-name="P14"><text:span text:style-name="Source_20_Text"><text:span text:style-name="T28">| <text:s text:c="6"/>1| 2022-02-18 02:33:30| <text:s/>2022-02-18 02:35:28| <text:s text:c="11"/>1.0| <text:s text:c="9"/>1.3| <text:s text:c="6"/>1.0| <text:s text:c="16"/>N| <text:s text:c="8"/>265| <text:s text:c="8"/>265| <text:s text:c="10"/>1| <text:s text:c="7"/>3.0| <text:s/>0.5| <text:s text:c="3"/>0.5| <text:s text:c="4"/>19.85| <text:s text:c="7"/>95.0| <text:s text:c="17"/>0.3| <text:s text:c="5"/>119.15| <text:s text:c="16"/>0.0| <text:s text:c="7"/>0.0| <text:s text:c="3"/>2|</text:span></text:span></text:p>
      <text:p text:style-name="P14"><text:span text:style-name="Source_20_Text"><text:span text:style-name="T28">| <text:s text:c="6"/>1| 2022-03-11 20:08:32| <text:s/>2022-03-11 20:09:45| <text:s text:c="11"/>1.0| <text:s text:c="9"/>0.0| <text:s text:c="6"/>1.0| <text:s text:c="16"/>N| <text:s text:c="8"/>265| <text:s text:c="8"/>265| <text:s text:c="10"/>1| <text:s text:c="7"/>2.5| <text:s/>1.0| <text:s text:c="3"/>0.5| <text:s text:c="5"/>48.0| <text:s text:c="6"/>235.7| <text:s text:c="17"/>0.3| <text:s text:c="6"/>288.0| <text:s text:c="16"/>0.0| <text:s text:c="7"/>0.0| <text:s text:c="3"/>3|</text:span></text:span></text:p>
      <text:p text:style-name="P14"><text:span text:style-name="Source_20_Text"><text:span text:style-name="T28">| <text:s text:c="6"/>1| 2022-04-29 04:31:21| <text:s/>2022-04-29 04:32:30| <text:s text:c="11"/>2.0| <text:s text:c="9"/>0.0| <text:s text:c="6"/>1.0| <text:s text:c="16"/>N| <text:s text:c="8"/>249| <text:s text:c="8"/>249| <text:s text:c="10"/>3| <text:s text:c="7"/>3.0| <text:s/>3.0| <text:s text:c="3"/>0.5| <text:s text:c="6"/>0.0| <text:s text:c="5"/>911.87| <text:s text:c="17"/>0.3| <text:s text:c="5"/>918.67| <text:s text:c="16"/>2.5| <text:s text:c="7"/>0.0| <text:s text:c="3"/>4|</text:span></text:span></text:p>
      <text:p text:style-name="P14"><text:span text:style-name="Source_20_Text"><text:span text:style-name="T28">| <text:s text:c="6"/>1| 2022-05-21 16:47:48| <text:s/>2022-05-21 17:05:47| <text:s text:c="11"/>1.0| <text:s text:c="9"/>2.4| <text:s text:c="6"/>3.0| <text:s text:c="16"/>N| <text:s text:c="8"/>239| <text:s text:c="8"/>246| <text:s text:c="10"/>3| <text:s text:c="6"/>31.5| <text:s/>0.0| <text:s text:c="3"/>0.0| <text:s text:c="6"/>0.0| <text:s text:c="5"/>813.75| <text:s text:c="17"/>0.3| <text:s text:c="5"/>845.55| <text:s text:c="16"/>0.0| <text:s text:c="7"/>0.0| <text:s text:c="3"/>5|</text:span></text:span></text:p>
      <text:p text:style-name="P14"><text:soft-page-break/><text:span text:style-name="Source_20_Text"><text:span text:style-name="T28">| <text:s text:c="6"/>1| 2022-06-12 16:51:46| <text:s/>2022-06-12 17:56:48| <text:s text:c="11"/>9.0| <text:s text:c="8"/>22.0| <text:s text:c="6"/>1.0| <text:s text:c="16"/>N| <text:s text:c="8"/>142| <text:s text:c="8"/>132| <text:s text:c="10"/>2| <text:s text:c="6"/>67.5| <text:s/>2.5| <text:s text:c="3"/>0.5| <text:s text:c="6"/>0.0| <text:s text:c="5"/>800.09| <text:s text:c="17"/>0.3| <text:s text:c="5"/>870.89| <text:s text:c="16"/>2.5| <text:s text:c="7"/>0.0| <text:s text:c="3"/>6|</text:span></text:span></text:p>
      <text:p text:style-name="P14"><text:span text:style-name="Source_20_Text"><text:span text:style-name="T28">+--------+--------------------+---------------------+---------------+-------------+----------+------------------+------------+------------+------------+-----------+-----+-------+----------+------------+---------------------+------------+--------------------+-----------+-----+</text:span></text:span></text:p>
      <text:p text:style-name="P14"><text:span text:style-name="Source_20_Text"><text:span text:style-name="T28"/></text:span></text:p>
      <text:p text:style-name="P14"><text:span text:style-name="Source_20_Text"><text:span text:style-name="T28">Q3:</text:span></text:span></text:p>
      <text:p text:style-name="P14"><text:span text:style-name="Source_20_Text"><text:span text:style-name="T28"/></text:span></text:p>
      <text:p text:style-name="P14"><text:span text:style-name="Source_20_Text"><text:span text:style-name="T28">+-----+-----+------------------+------------------+</text:span></text:span></text:p>
      <text:p text:style-name="P14"><text:span text:style-name="Source_20_Text"><text:span text:style-name="T28">|month| half|avg(Trip_distance)| avg(Total_amount)|</text:span></text:span></text:p>
      <text:p text:style-name="P14"><text:span text:style-name="Source_20_Text"><text:span text:style-name="T28">+-----+-----+------------------+------------------+</text:span></text:span></text:p>
      <text:p text:style-name="P14"><text:span text:style-name="Source_20_Text"><text:span text:style-name="T28">| <text:s text:c="3"/>1|false| 5.576429554927403| 19.90405084638674|</text:span></text:span></text:p>
      <text:p text:style-name="P14"><text:span text:style-name="Source_20_Text"><text:span text:style-name="T28">| <text:s text:c="3"/>1| true| 5.097880367275346| 19.14882164234129|</text:span></text:span></text:p>
      <text:p text:style-name="P14"><text:span text:style-name="Source_20_Text"><text:span text:style-name="T28">| <text:s text:c="3"/>2|false| 6.248888338463885|19.491979067237448|</text:span></text:span></text:p>
      <text:p text:style-name="P14"><text:span text:style-name="Source_20_Text"><text:span text:style-name="T28">| <text:s text:c="3"/>2| true| 5.849460516243601| 20.18769180439039|</text:span></text:span></text:p>
      <text:p text:style-name="P14"><text:span text:style-name="Source_20_Text"><text:span text:style-name="T28">| <text:s text:c="3"/>3|false| 6.480491651211442|20.652292316598395|</text:span></text:span></text:p>
      <text:p text:style-name="P14"><text:span text:style-name="Source_20_Text"><text:span text:style-name="T28">| <text:s text:c="3"/>3| true| 5.556947478917816|21.120927430034417|</text:span></text:span></text:p>
      <text:p text:style-name="P14"><text:span text:style-name="Source_20_Text"><text:span text:style-name="T28">| <text:s text:c="3"/>4|false| 5.679323077938295|21.515559094583587|</text:span></text:span></text:p>
      <text:p text:style-name="P14"><text:span text:style-name="Source_20_Text"><text:span text:style-name="T28">| <text:s text:c="3"/>4| true| 5.800341831534024|21.428117467145515|</text:span></text:span></text:p>
      <text:p text:style-name="P14"><text:span text:style-name="Source_20_Text"><text:span text:style-name="T28">| <text:s text:c="3"/>5|false| 6.249697852127242|21.921570348909114|</text:span></text:span></text:p>
      <text:p text:style-name="P14"><text:span text:style-name="Source_20_Text"><text:span text:style-name="T28">| <text:s text:c="3"/>5| true| 7.906694182348757|22.771948777963715|</text:span></text:span></text:p>
      <text:p text:style-name="P14"><text:span text:style-name="Source_20_Text"><text:span text:style-name="T28">| <text:s text:c="3"/>6|false| 6.315157336730177|22.466305309343248|</text:span></text:span></text:p>
      <text:p text:style-name="P14"><text:span text:style-name="Source_20_Text"><text:span text:style-name="T28">| <text:s text:c="3"/>6| true| 6.174138574511356|22.331380641103525|</text:span></text:span></text:p>
      <text:p text:style-name="P14"><text:span text:style-name="Source_20_Text"><text:span text:style-name="T28">+-----+-----+------------------+------------------+</text:span></text:span></text:p>
      <text:p text:style-name="P14"><text:span text:style-name="Source_20_Text"><text:span text:style-name="T28"/></text:span></text:p>
      <text:p text:style-name="P14"><text:span text:style-name="Source_20_Text"><text:span text:style-name="T28">Q4:</text:span></text:span></text:p>
      <text:p text:style-name="P14"><text:span text:style-name="Source_20_Text"><text:span text:style-name="T28"/></text:span></text:p>
      <text:p text:style-name="P14"><text:span text:style-name="Source_20_Text"><text:span text:style-name="T28">+---+----+------------------+</text:span></text:span></text:p>
      <text:p text:style-name="P14"><text:span text:style-name="Source_20_Text"><text:span text:style-name="T28">|day|hour| <text:s text:c="7"/>congestion|</text:span></text:span></text:p>
      <text:p text:style-name="P14"><text:span text:style-name="Source_20_Text"><text:span text:style-name="T28">+---+----+------------------+</text:span></text:span></text:p>
      <text:p text:style-name="P14"><text:span text:style-name="Source_20_Text"><text:span text:style-name="T28">| <text:s/>1| <text:s text:c="2"/>0|1.5299385566844705|</text:span></text:span></text:p>
      <text:p text:style-name="P14"><text:span text:style-name="Source_20_Text"><text:span text:style-name="T28">| <text:s/>1| <text:s text:c="2"/>1| 1.527827635720992|</text:span></text:span></text:p>
      <text:p text:style-name="P14"><text:span text:style-name="Source_20_Text"><text:span text:style-name="T28">| <text:s/>1| <text:s text:c="2"/>2|1.5080607476635515|</text:span></text:span></text:p>
      <text:p text:style-name="P14"><text:span text:style-name="Source_20_Text"><text:span text:style-name="T28">| <text:s/>2| <text:s text:c="2"/>0|1.4679941240391194|</text:span></text:span></text:p>
      <text:p text:style-name="P14"><text:span text:style-name="Source_20_Text"><text:span text:style-name="T28">| <text:s/>2| <text:s text:c="2"/>1|1.4442867916810471|</text:span></text:span></text:p>
      <text:p text:style-name="P14"><text:span text:style-name="Source_20_Text"><text:span text:style-name="T28">| <text:s/>2| <text:s text:c="2"/>2|1.4231993989051486|</text:span></text:span></text:p>
      <text:p text:style-name="P14"><text:span text:style-name="Source_20_Text"><text:span text:style-name="T28">| <text:s/>3| <text:s text:c="2"/>0|1.4200313882151518|</text:span></text:span></text:p>
      <text:p text:style-name="P14"><text:span text:style-name="Source_20_Text"><text:span text:style-name="T28">| <text:s/>3| <text:s text:c="2"/>1|1.4175124740006593|</text:span></text:span></text:p>
      <text:p text:style-name="P14"><text:span text:style-name="Source_20_Text"><text:span text:style-name="T28">| <text:s/>3| <text:s text:c="2"/>2|1.4104520814693964|</text:span></text:span></text:p>
      <text:p text:style-name="P14"><text:span text:style-name="Source_20_Text"><text:span text:style-name="T28">| <text:s/>4| <text:s text:c="2"/>1| 1.408844324695756|</text:span></text:span></text:p>
      <text:p text:style-name="P14"><text:span text:style-name="Source_20_Text"><text:span text:style-name="T28">| <text:s/>4| <text:s text:c="2"/>0| <text:s/>1.40126318475672|</text:span></text:span></text:p>
      <text:p text:style-name="P14"><text:span text:style-name="Source_20_Text"><text:span text:style-name="T28">| <text:s/>4| <text:s text:c="2"/>2|1.4011194528306927|</text:span></text:span></text:p>
      <text:p text:style-name="P14"><text:span text:style-name="Source_20_Text"><text:span text:style-name="T28">| <text:s/>5| <text:s/>23| 1.405379910176621|</text:span></text:span></text:p>
      <text:p text:style-name="P14"><text:span text:style-name="Source_20_Text"><text:span text:style-name="T28">| <text:s/>5| <text:s text:c="2"/>1|1.4026163620497012|</text:span></text:span></text:p>
      <text:p text:style-name="P14"><text:span text:style-name="Source_20_Text"><text:span text:style-name="T28">| <text:s/>5| <text:s text:c="2"/>0| 1.401039516028603|</text:span></text:span></text:p>
      <text:p text:style-name="P14"><text:span text:style-name="Source_20_Text"><text:span text:style-name="T28">| <text:s/>6| <text:s/>23|1.4755868330850932|</text:span></text:span></text:p>
      <text:p text:style-name="P14"><text:span text:style-name="Source_20_Text"><text:span text:style-name="T28">| <text:s/>6| <text:s/>22|1.4448114645797336|</text:span></text:span></text:p>
      <text:p text:style-name="P14"><text:span text:style-name="Source_20_Text"><text:span text:style-name="T28">| <text:s/>6| <text:s text:c="2"/>2|1.4236408968027283|</text:span></text:span></text:p>
      <text:p text:style-name="P14"><text:soft-page-break/><text:span text:style-name="Source_20_Text"><text:span text:style-name="T28">| <text:s/>7| <text:s/>23| <text:s/>1.52260296010296|</text:span></text:span></text:p>
      <text:p text:style-name="P14"><text:span text:style-name="Source_20_Text"><text:span text:style-name="T28">| <text:s/>7| <text:s/>22| 1.506814483948998|</text:span></text:span></text:p>
      <text:p text:style-name="P14"><text:span text:style-name="Source_20_Text"><text:span text:style-name="T28">| <text:s/>7| <text:s text:c="2"/>0|1.4993284322949447|</text:span></text:span></text:p>
      <text:p text:style-name="P14"><text:span text:style-name="Source_20_Text"><text:span text:style-name="T28">+---+----+------------------+</text:span></text:span></text:p>
      <text:p text:style-name="P14"><text:span text:style-name="Source_20_Text"><text:span text:style-name="T28"/></text:span></text:p>
      <text:p text:style-name="P14"><text:span text:style-name="Source_20_Text"><text:span text:style-name="T28">Q5:</text:span></text:span></text:p>
      <text:p text:style-name="P14"><text:span text:style-name="Source_20_Text"><text:span text:style-name="T28"/></text:span></text:p>
      <text:p text:style-name="P14"><text:span text:style-name="Source_20_Text"><text:span text:style-name="T28">+-----+---+----------------------+</text:span></text:span></text:p>
      <text:p text:style-name="P14"><text:span text:style-name="Source_20_Text"><text:span text:style-name="T28">|month|day|average tip percentage|</text:span></text:span></text:p>
      <text:p text:style-name="P14"><text:span text:style-name="Source_20_Text"><text:span text:style-name="T28">+-----+---+----------------------+</text:span></text:span></text:p>
      <text:p text:style-name="P14"><text:span text:style-name="Source_20_Text"><text:span text:style-name="T28">| <text:s text:c="3"/>1| <text:s/>9| <text:s text:c="3"/>0.4578674775487535|</text:span></text:span></text:p>
      <text:p text:style-name="P14"><text:span text:style-name="Source_20_Text"><text:span text:style-name="T28">| <text:s text:c="3"/>1| 31| <text:s text:c="3"/>0.4393563580769872|</text:span></text:span></text:p>
      <text:p text:style-name="P14"><text:span text:style-name="Source_20_Text"><text:span text:style-name="T28">| <text:s text:c="3"/>1| <text:s/>1| <text:s text:c="3"/>0.2906301939811919|</text:span></text:span></text:p>
      <text:p text:style-name="P14"><text:span text:style-name="Source_20_Text"><text:span text:style-name="T28">| <text:s text:c="3"/>1| 29| <text:s text:c="3"/>0.2405951845436878|</text:span></text:span></text:p>
      <text:p text:style-name="P14"><text:span text:style-name="Source_20_Text"><text:span text:style-name="T28">| <text:s text:c="3"/>1| 16| <text:s text:c="2"/>0.23377299918217617|</text:span></text:span></text:p>
      <text:p text:style-name="P14"><text:span text:style-name="Source_20_Text"><text:span text:style-name="T28">| <text:s text:c="3"/>2| 21| <text:s text:c="2"/>0.25981657452765006|</text:span></text:span></text:p>
      <text:p text:style-name="P14"><text:span text:style-name="Source_20_Text"><text:span text:style-name="T28">| <text:s text:c="3"/>2| 13| <text:s text:c="3"/>0.2457206838940141|</text:span></text:span></text:p>
      <text:p text:style-name="P14"><text:span text:style-name="Source_20_Text"><text:span text:style-name="T28">| <text:s text:c="3"/>2| <text:s/>9| <text:s text:c="2"/>0.23904535643411468|</text:span></text:span></text:p>
      <text:p text:style-name="P14"><text:span text:style-name="Source_20_Text"><text:span text:style-name="T28">| <text:s text:c="3"/>2| 10| <text:s text:c="2"/>0.23339615899346813|</text:span></text:span></text:p>
      <text:p text:style-name="P14"><text:span text:style-name="Source_20_Text"><text:span text:style-name="T28">| <text:s text:c="3"/>2| 27| <text:s text:c="2"/>0.23300679951545766|</text:span></text:span></text:p>
      <text:p text:style-name="P14"><text:span text:style-name="Source_20_Text"><text:span text:style-name="T28">| <text:s text:c="3"/>3| 18| <text:s text:c="2"/>0.29671341612657676|</text:span></text:span></text:p>
      <text:p text:style-name="P14"><text:span text:style-name="Source_20_Text"><text:span text:style-name="T28">| <text:s text:c="3"/>3| 21| <text:s text:c="6"/>0.2757992602492|</text:span></text:span></text:p>
      <text:p text:style-name="P14"><text:span text:style-name="Source_20_Text"><text:span text:style-name="T28">| <text:s text:c="3"/>3| 26| <text:s text:c="2"/>0.22708845953721593|</text:span></text:span></text:p>
      <text:p text:style-name="P14"><text:span text:style-name="Source_20_Text"><text:span text:style-name="T28">| <text:s text:c="3"/>3| <text:s/>5| <text:s text:c="2"/>0.22555461372495167|</text:span></text:span></text:p>
      <text:p text:style-name="P14"><text:span text:style-name="Source_20_Text"><text:span text:style-name="T28">| <text:s text:c="3"/>3| 12| <text:s text:c="2"/>0.22100859110807622|</text:span></text:span></text:p>
      <text:p text:style-name="P14"><text:span text:style-name="Source_20_Text"><text:span text:style-name="T28">| <text:s text:c="3"/>4| 12| <text:s text:c="3"/>0.4836884410450817|</text:span></text:span></text:p>
      <text:p text:style-name="P14"><text:span text:style-name="Source_20_Text"><text:span text:style-name="T28">| <text:s text:c="3"/>4| <text:s/>2| <text:s text:c="2"/>0.31175092883996536|</text:span></text:span></text:p>
      <text:p text:style-name="P14"><text:span text:style-name="Source_20_Text"><text:span text:style-name="T28">| <text:s text:c="3"/>4| 21| <text:s text:c="3"/>0.3044861250236238|</text:span></text:span></text:p>
      <text:p text:style-name="P14"><text:span text:style-name="Source_20_Text"><text:span text:style-name="T28">| <text:s text:c="3"/>4| <text:s/>3| <text:s text:c="2"/>0.24463727704754118|</text:span></text:span></text:p>
      <text:p text:style-name="P14"><text:span text:style-name="Source_20_Text"><text:span text:style-name="T28">| <text:s text:c="3"/>4| 30| <text:s text:c="2"/>0.21996769659947238|</text:span></text:span></text:p>
      <text:p text:style-name="P14"><text:span text:style-name="Source_20_Text"><text:span text:style-name="T28">| <text:s text:c="3"/>5| 12| <text:s text:c="2"/>0.32402658973195914|</text:span></text:span></text:p>
      <text:p text:style-name="P14"><text:span text:style-name="Source_20_Text"><text:span text:style-name="T28">| <text:s text:c="3"/>5| 20| <text:s text:c="3"/>0.2603403609036704|</text:span></text:span></text:p>
      <text:p text:style-name="P14"><text:span text:style-name="Source_20_Text"><text:span text:style-name="T28">| <text:s text:c="3"/>5| 16| <text:s text:c="2"/>0.23659110789277535|</text:span></text:span></text:p>
      <text:p text:style-name="P14"><text:span text:style-name="Source_20_Text"><text:span text:style-name="T28">| <text:s text:c="3"/>5| 15| <text:s text:c="4"/>0.220524452470084|</text:span></text:span></text:p>
      <text:p text:style-name="P14"><text:span text:style-name="Source_20_Text"><text:span text:style-name="T28">| <text:s text:c="3"/>5| <text:s/>6| <text:s text:c="3"/>0.2183200616188207|</text:span></text:span></text:p>
      <text:p text:style-name="P14"><text:span text:style-name="Source_20_Text"><text:span text:style-name="T28">| <text:s text:c="3"/>6| 13| <text:s text:c="2"/>0.38451369937243063|</text:span></text:span></text:p>
      <text:p text:style-name="P14"><text:span text:style-name="Source_20_Text"><text:span text:style-name="T28">| <text:s text:c="3"/>6| 25| <text:s text:c="2"/>0.32913073292653017|</text:span></text:span></text:p>
      <text:p text:style-name="P14"><text:span text:style-name="Source_20_Text"><text:span text:style-name="T28">| <text:s text:c="3"/>6| 10| <text:s text:c="2"/>0.27397637812780157|</text:span></text:span></text:p>
      <text:p text:style-name="P14"><text:span text:style-name="Source_20_Text"><text:span text:style-name="T28">| <text:s text:c="3"/>6| 16| <text:s text:c="3"/>0.2553497575787421|</text:span></text:span></text:p>
      <text:p text:style-name="P14"><text:span text:style-name="Source_20_Text"><text:span text:style-name="T28">| <text:s text:c="3"/>6| 20| <text:s text:c="2"/>0.24242914593518236|</text:span></text:span></text:p>
      <text:p text:style-name="P14"><text:span text:style-name="Source_20_Text"><text:span text:style-name="T28">+-----+---+----------------------+</text:span></text:span></text:p>
      <text:p text:style-name="P15"><text:span text:style-name="Source_20_Text"><text:span text:style-name="T29"/></text:span></text:p>
      <text:p text:style-name="P15"><text:span text:style-name="Source_20_Text"><text:span text:style-name="T29"/></text:span></text:p>
      <text:p text:style-name="P15"><text:span text:style-name="Source_20_Text"><text:span text:style-name="T29"/></text:span></text:p>
      <text:p text:style-name="P15"><text:span text:style-name="Source_20_Text"><text:span text:style-name="T29"/></text:span></text:p>
      <text:p text:style-name="P15"><text:span text:style-name="Source_20_Text"><text:span text:style-name="T29"/></text:span></text:p>
      <text:p text:style-name="P15"><text:span text:style-name="Source_20_Text"><text:span text:style-name="T29"/></text:span></text:p>
      <text:p text:style-name="P15"><text:span text:style-name="Source_20_Text"><text:span text:style-name="T29"/></text:span></text:p>
      <text:p text:style-name="P15"><text:span text:style-name="Source_20_Text"><text:span text:style-name="T29"/></text:span></text:p>
      <text:p text:style-name="P15"><text:soft-page-break/><text:span text:style-name="Source_20_Text"><text:span text:style-name="T16">Αποτελέσματα </text:span></text:span><text:span text:style-name="Source_20_Text"><text:span text:style-name="T26">Queries </text:span></text:span><text:span text:style-name="Source_20_Text"><text:span text:style-name="T29">(Collect form)</text:span></text:span><text:span text:style-name="Source_20_Text"><text:span text:style-name="T26">:</text:span></text:span></text:p>
      <text:p text:style-name="P15"><text:span text:style-name="Source_20_Text"><text:span text:style-name="T26"/></text:span></text:p>
      <text:p text:style-name="P15"><text:span text:style-name="Source_20_Text"><text:span text:style-name="T26">Q1: Row(VendorID=2, tpep_pickup_datetime=datetime.datetime(2022, 3, 17, 12, 27, 47), tpep_dropoff_datetime=datetime.datetime(2022, 3, 17, 12, 27, 58), passenger_count=1.0, trip_distance=0.0, RatecodeID=1.0, store_and_fwd_flag='N', PULocationID=12, DOLocationID=12, payment_type=1, fare_amount=2.5, extra=0.0, mta_tax=0.5, tip_amount=40.0, tolls_amount=0.0, improvement_surcharge=0.3, total_amount=45.8, congestion_surcharge=2.5, airport_fee=0.0, LocationID='12', Borough='Manhattan', Zone='Battery Park', service_zone='Yellow Zone')</text:span></text:span></text:p>
      <text:p text:style-name="P15"><text:span text:style-name="Source_20_Text"><text:span text:style-name="T26"/></text:span></text:p>
      <text:p text:style-name="P15"><text:span text:style-name="Source_20_Text"><text:span text:style-name="T26">Q2: Row(VendorID=1, tpep_pickup_datetime=datetime.datetime(2022, 1, 22, 11, 39, 7), tpep_dropoff_datetime=datetime.datetime(2022, 1, 22, 12, 31, 9), passenger_count=1.0, trip_distance=33.4, RatecodeID=1.0, store_and_fwd_flag='Y', PULocationID=70, DOLocationID=265, payment_type=4, fare_amount=88.0, extra=0.0, mta_tax=0.5, tip_amount=0.0, tolls_amount=193.3, improvement_surcharge=0.3, total_amount=282.1, congestion_surcharge=0.0, airport_fee=0.0, month=1)</text:span></text:span></text:p>
      <text:p text:style-name="P15"><text:span text:style-name="Source_20_Text"><text:span text:style-name="T26">Row(VendorID=1, tpep_pickup_datetime=datetime.datetime(2022, 2, 18, 2, 33, 30), tpep_dropoff_datetime=datetime.datetime(2022, 2, 18, 2, 35, 28), passenger_count=1.0, trip_distance=1.3, RatecodeID=1.0, store_and_fwd_flag='N', PULocationID=265, DOLocationID=265, payment_type=1, fare_amount=3.0, extra=0.5, mta_tax=0.5, tip_amount=19.85, tolls_amount=95.0, improvement_surcharge=0.3, total_amount=119.15, congestion_surcharge=0.0, airport_fee=0.0, month=2)</text:span></text:span></text:p>
      <text:p text:style-name="P15"><text:span text:style-name="Source_20_Text"><text:span text:style-name="T26">Row(VendorID=1, tpep_pickup_datetime=datetime.datetime(2022, 3, 11, 20, 8, 32), tpep_dropoff_datetime=datetime.datetime(2022, 3, 11, 20, 9, 45), passenger_count=1.0, trip_distance=0.0, RatecodeID=1.0, store_and_fwd_flag='N', PULocationID=265, DOLocationID=265, payment_type=1, fare_amount=2.5, extra=1.0, mta_tax=0.5, tip_amount=48.0, tolls_amount=235.7, improvement_surcharge=0.3, total_amount=288.0, congestion_surcharge=0.0, airport_fee=0.0, month=3)</text:span></text:span></text:p>
      <text:p text:style-name="P15"><text:span text:style-name="Source_20_Text"><text:span text:style-name="T26">Row(VendorID=1, tpep_pickup_datetime=datetime.datetime(2022, 4, 29, 4, 31, 21), tpep_dropoff_datetime=datetime.datetime(2022, 4, 29, 4, 32, 30), passenger_count=2.0, trip_distance=0.0, RatecodeID=1.0, store_and_fwd_flag='N', PULocationID=249, DOLocationID=249, payment_type=3, fare_amount=3.0, extra=3.0, mta_tax=0.5, tip_amount=0.0, tolls_amount=911.87, improvement_surcharge=0.3, total_amount=918.67, congestion_surcharge=2.5, airport_fee=0.0, month=4)</text:span></text:span></text:p>
      <text:p text:style-name="P15"><text:span text:style-name="Source_20_Text"><text:span text:style-name="T26">Row(VendorID=1, tpep_pickup_datetime=datetime.datetime(2022, 5, 21, 16, 47, 48), tpep_dropoff_datetime=datetime.datetime(2022, 5, 21, 17, 5, 47), passenger_count=1.0, trip_distance=2.4, RatecodeID=3.0, store_and_fwd_flag='N', PULocationID=239, DOLocationID=246, payment_type=3, fare_amount=31.5, extra=0.0, mta_tax=0.0, tip_amount=0.0, tolls_amount=813.75, improvement_surcharge=0.3, total_amount=845.55, congestion_surcharge=0.0, airport_fee=0.0, month=5)</text:span></text:span></text:p>
      <text:p text:style-name="P15"><text:span text:style-name="Source_20_Text"><text:span text:style-name="T26">Row(VendorID=1, tpep_pickup_datetime=datetime.datetime(2022, 6, 12, 16, 51, 46), tpep_dropoff_datetime=datetime.datetime(2022, 6, 12, 17, 56, 48), passenger_count=9.0, trip_distance=22.0, RatecodeID=1.0, store_and_fwd_flag='N', PULocationID=142, DOLocationID=132, payment_type=2, fare_amount=67.5, extra=2.5, mta_tax=0.5, tip_amount=0.0, tolls_amount=800.09, improvement_surcharge=0.3, total_amount=870.89, congestion_surcharge=2.5, airport_fee=0.0, month=6)</text:span></text:span></text:p>
      <text:p text:style-name="P15"><text:span text:style-name="Source_20_Text"><text:span text:style-name="T26"/></text:span></text:p>
      <text:p text:style-name="P15"><text:span text:style-name="Source_20_Text"><text:span text:style-name="T26"/></text:span></text:p>
      <text:p text:style-name="P15"><text:span text:style-name="Source_20_Text"><text:span text:style-name="T26"/></text:span></text:p>
      <text:p text:style-name="P15"><text:span text:style-name="Source_20_Text"><text:span text:style-name="T26"/></text:span></text:p>
      <text:p text:style-name="P15"><text:soft-page-break/><text:span text:style-name="Source_20_Text"><text:span text:style-name="T26">Q3 </text:span></text:span><text:span text:style-name="Source_20_Text"><text:span text:style-name="T29">Dataframe</text:span></text:span><text:span text:style-name="Source_20_Text"><text:span text:style-name="T26">: Row(month=1, half=False, avg(Trip_distance)=5.576429554927403, avg(Total_amount)=19.90405084638674)</text:span></text:span></text:p>
      <text:p text:style-name="P15"><text:span text:style-name="Source_20_Text"><text:span text:style-name="T26">Row(month=1, half=True, avg(Trip_distance)=5.097880367275346, avg(Total_amount)=19.14882164234129)</text:span></text:span></text:p>
      <text:p text:style-name="P15"><text:span text:style-name="Source_20_Text"><text:span text:style-name="T26">Row(month=2, half=False, avg(Trip_distance)=6.248888338463885, avg(Total_amount)=19.491979067237448)</text:span></text:span></text:p>
      <text:p text:style-name="P15"><text:span text:style-name="Source_20_Text"><text:span text:style-name="T26">Row(month=2, half=True, avg(Trip_distance)=5.849460516243601, avg(Total_amount)=20.18769180439039)</text:span></text:span></text:p>
      <text:p text:style-name="P15"><text:span text:style-name="Source_20_Text"><text:span text:style-name="T26">Row(month=3, half=False, avg(Trip_distance)=6.480491651211442, avg(Total_amount)=20.652292316598395)</text:span></text:span></text:p>
      <text:p text:style-name="P15"><text:span text:style-name="Source_20_Text"><text:span text:style-name="T26">Row(month=3, half=True, avg(Trip_distance)=5.556947478917816, avg(Total_amount)=21.120927430034417)</text:span></text:span></text:p>
      <text:p text:style-name="P15"><text:span text:style-name="Source_20_Text"><text:span text:style-name="T26">Row(month=4, half=False, avg(Trip_distance)=5.679323077938295, avg(Total_amount)=21.515559094583587)</text:span></text:span></text:p>
      <text:p text:style-name="P15"><text:span text:style-name="Source_20_Text"><text:span text:style-name="T26">Row(month=4, half=True, avg(Trip_distance)=5.800341831534024, avg(Total_amount)=21.42811746714552)</text:span></text:span></text:p>
      <text:p text:style-name="P15"><text:span text:style-name="Source_20_Text"><text:span text:style-name="T26">Row(month=5, half=False, avg(Trip_distance)=6.249697852127242, avg(Total_amount)=21.921570348909114)</text:span></text:span></text:p>
      <text:p text:style-name="P15"><text:span text:style-name="Source_20_Text"><text:span text:style-name="T26">Row(month=5, half=True, avg(Trip_distance)=7.906694182348757, avg(Total_amount)=22.771948777963715)</text:span></text:span></text:p>
      <text:p text:style-name="P15"><text:span text:style-name="Source_20_Text"><text:span text:style-name="T26">Row(month=6, half=False, avg(Trip_distance)=6.315157336730177, avg(Total_amount)=22.466305309343248)</text:span></text:span></text:p>
      <text:p text:style-name="P15"><text:span text:style-name="Source_20_Text"><text:span text:style-name="T26">Row(month=6, half=True, avg(Trip_distance)=6.174138574511356, avg(Total_amount)=22.331380641103525)</text:span></text:span></text:p>
      <text:p text:style-name="P15"><text:span text:style-name="Source_20_Text"><text:span text:style-name="T26"/></text:span></text:p>
      <text:p text:style-name="P15"><text:span text:style-name="Source_20_Text"><text:span text:style-name="T29">Q3 RDD:</text:span></text:span><text:span text:style-name="Source_20_Text"><text:span text:style-name="T18"> [((1, 0), (5.576429554927422, 19.90405084621702)), ((1, 1), (5.097880367275371, 19.148821642159373))]</text:span></text:span></text:p>
      <text:p text:style-name="P15"><text:span text:style-name="Source_20_Text"><text:span text:style-name="T18">[((2, 0), (6.248888338463784, 19.491979067027476)), ((2, 1), (5.849460516243568, 20.187691804185548))]</text:span></text:span></text:p>
      <text:p text:style-name="P15"><text:span text:style-name="Source_20_Text"><text:span text:style-name="T18">[((3, 0), (6.480491651211576, 20.652292316351936)), ((3, 1), (5.556947478917783, 21.120927429871042))]</text:span></text:span></text:p>
      <text:p text:style-name="P15"><text:span text:style-name="Source_20_Text"><text:span text:style-name="T18">[((4, 0), (5.6793230779383785, 21.515559094396902)), ((4, 1), (5.800341831534326, 21.428117466951257))]</text:span></text:span></text:p>
      <text:p text:style-name="P15"><text:span text:style-name="Source_20_Text"><text:span text:style-name="T18">[((5, 0), (6.2496978521272695, 21.921570348700058)), ((5, 1), (7.906694182348883, 22.771948777835313))]</text:span></text:span></text:p>
      <text:p text:style-name="P15"><text:span text:style-name="Source_20_Text"><text:span text:style-name="T18">[((6, 0), (6.3151573367302145, 22.46630530920166)), ((6, 1), (6.1741385745113275, 22.331380640904253))]</text:span></text:span></text:p>
      <text:p text:style-name="P15"><text:span text:style-name="Source_20_Text"><text:span text:style-name="T26"/></text:span></text:p>
      <text:p text:style-name="P15"><text:span text:style-name="Source_20_Text"><text:span text:style-name="T26"/></text:span></text:p>
      <text:p text:style-name="P15"><text:span text:style-name="Source_20_Text"><text:span text:style-name="T29">where: </text:span></text:span></text:p>
      <text:p text:style-name="P15"><text:span text:style-name="Source_20_Text"><text:span text:style-name="T29">x[0][0] = month </text:span></text:span></text:p>
      <text:p text:style-name="P15"><text:span text:style-name="Source_20_Text"><text:span text:style-name="T29">x[0][1] = 0 for first half of month, 1 for second</text:span></text:span></text:p>
      <text:p text:style-name="P15"><text:span text:style-name="Source_20_Text"><text:span text:style-name="T29">x[1][0] = average Trip_distatnce</text:span></text:span></text:p>
      <text:p text:style-name="P15"><text:span text:style-name="Source_20_Text"><text:span text:style-name="T29">x[1][1] = average Total_Amount</text:span></text:span></text:p>
      <text:p text:style-name="P15"><text:span text:style-name="Source_20_Text"><text:span text:style-name="T26"/></text:span></text:p>
      <text:p text:style-name="P15"><text:span text:style-name="Source_20_Text"><text:span text:style-name="T26"/></text:span></text:p>
      <text:p text:style-name="P15"><text:span text:style-name="Source_20_Text"><text:span text:style-name="T26"/></text:span></text:p>
      <text:p text:style-name="P15"><text:span text:style-name="Source_20_Text"><text:span text:style-name="T26"/></text:span></text:p>
      <text:p text:style-name="P15"><text:span text:style-name="Source_20_Text"><text:span text:style-name="T26"/></text:span></text:p>
      <text:p text:style-name="P15"><text:soft-page-break/><text:span text:style-name="Source_20_Text"><text:span text:style-name="T26">Q4: Row(day=1, hour=0, cong=1.5299385566844705)</text:span></text:span></text:p>
      <text:p text:style-name="P15"><text:span text:style-name="Source_20_Text"><text:span text:style-name="T26">Row(day=1, hour=1, cong=1.527827635720992)</text:span></text:span></text:p>
      <text:p text:style-name="P15"><text:span text:style-name="Source_20_Text"><text:span text:style-name="T26">Row(day=1, hour=2, cong=1.5080607476635515)</text:span></text:span></text:p>
      <text:p text:style-name="P15"><text:span text:style-name="Source_20_Text"><text:span text:style-name="T26">Row(day=2, hour=0, cong=1.4679941240391194)</text:span></text:span></text:p>
      <text:p text:style-name="P15"><text:span text:style-name="Source_20_Text"><text:span text:style-name="T26">Row(day=2, hour=1, cong=1.4442867916810471)</text:span></text:span></text:p>
      <text:p text:style-name="P15"><text:span text:style-name="Source_20_Text"><text:span text:style-name="T26">Row(day=2, hour=2, cong=1.4231993989051486)</text:span></text:span></text:p>
      <text:p text:style-name="P15"><text:span text:style-name="Source_20_Text"><text:span text:style-name="T26">Row(day=3, hour=0, cong=1.4200313882151518)</text:span></text:span></text:p>
      <text:p text:style-name="P15"><text:span text:style-name="Source_20_Text"><text:span text:style-name="T26">Row(day=3, hour=1, cong=1.4175124740006593)</text:span></text:span></text:p>
      <text:p text:style-name="P15"><text:span text:style-name="Source_20_Text"><text:span text:style-name="T26">Row(day=3, hour=2, cong=1.4104520814693964)</text:span></text:span></text:p>
      <text:p text:style-name="P15"><text:span text:style-name="Source_20_Text"><text:span text:style-name="T26">Row(day=4, hour=1, cong=1.408844324695756)</text:span></text:span></text:p>
      <text:p text:style-name="P15"><text:span text:style-name="Source_20_Text"><text:span text:style-name="T26">Row(day=4, hour=0, cong=1.40126318475672)</text:span></text:span></text:p>
      <text:p text:style-name="P15"><text:span text:style-name="Source_20_Text"><text:span text:style-name="T26">Row(day=4, hour=2, cong=1.4011194528306927)</text:span></text:span></text:p>
      <text:p text:style-name="P15"><text:span text:style-name="Source_20_Text"><text:span text:style-name="T26">Row(day=5, hour=23, cong=1.405379910176621)</text:span></text:span></text:p>
      <text:p text:style-name="P15"><text:span text:style-name="Source_20_Text"><text:span text:style-name="T26">Row(day=5, hour=1, cong=1.4026163620497012)</text:span></text:span></text:p>
      <text:p text:style-name="P15"><text:span text:style-name="Source_20_Text"><text:span text:style-name="T26">Row(day=5, hour=0, cong=1.401039516028603)</text:span></text:span></text:p>
      <text:p text:style-name="P15"><text:span text:style-name="Source_20_Text"><text:span text:style-name="T26">Row(day=6, hour=23, cong=1.4755868330850932)</text:span></text:span></text:p>
      <text:p text:style-name="P15"><text:span text:style-name="Source_20_Text"><text:span text:style-name="T26">Row(day=6, hour=22, cong=1.4448114645797336)</text:span></text:span></text:p>
      <text:p text:style-name="P15"><text:span text:style-name="Source_20_Text"><text:span text:style-name="T26">Row(day=6, hour=2, cong=1.4236408968027283)</text:span></text:span></text:p>
      <text:p text:style-name="P15"><text:span text:style-name="Source_20_Text"><text:span text:style-name="T26">Row(day=7, hour=23, cong=1.52260296010296)</text:span></text:span></text:p>
      <text:p text:style-name="P15"><text:span text:style-name="Source_20_Text"><text:span text:style-name="T26">Row(day=7, hour=22, cong=1.506814483948998)</text:span></text:span></text:p>
      <text:p text:style-name="P15"><text:span text:style-name="Source_20_Text"><text:span text:style-name="T26">Row(day=7, hour=0, cong=1.4993284322949447)</text:span></text:span></text:p>
      <text:p text:style-name="P15"><text:span text:style-name="Source_20_Text"><text:span text:style-name="T26"/></text:span></text:p>
      <text:p text:style-name="P15"><text:span text:style-name="Source_20_Text"><text:span text:style-name="T26">Q5: Row(month=1, day=9, average tip percentage=0.4578674775487535)</text:span></text:span></text:p>
      <text:p text:style-name="P15"><text:span text:style-name="Source_20_Text"><text:span text:style-name="T26">Row(month=1, day=31, average tip percentage=0.4393563580769872)</text:span></text:span></text:p>
      <text:p text:style-name="P15"><text:span text:style-name="Source_20_Text"><text:span text:style-name="T26">Row(month=1, day=1, average tip percentage=0.2906301939811919)</text:span></text:span></text:p>
      <text:p text:style-name="P15"><text:span text:style-name="Source_20_Text"><text:span text:style-name="T26">Row(month=1, day=29, average tip percentage=0.2405951845436878)</text:span></text:span></text:p>
      <text:p text:style-name="P15"><text:span text:style-name="Source_20_Text"><text:span text:style-name="T26">Row(month=1, day=16, average tip percentage=0.23377299918217617)</text:span></text:span></text:p>
      <text:p text:style-name="P15"><text:span text:style-name="Source_20_Text"><text:span text:style-name="T26">Row(month=2, day=21, average tip percentage=0.25981657452765006)</text:span></text:span></text:p>
      <text:p text:style-name="P15"><text:span text:style-name="Source_20_Text"><text:span text:style-name="T26">Row(month=2, day=13, average tip percentage=0.2457206838940141)</text:span></text:span></text:p>
      <text:p text:style-name="P15"><text:span text:style-name="Source_20_Text"><text:span text:style-name="T26">Row(month=2, day=9, average tip percentage=0.23904535643411468)</text:span></text:span></text:p>
      <text:p text:style-name="P15"><text:span text:style-name="Source_20_Text"><text:span text:style-name="T26">Row(month=2, day=10, average tip percentage=0.23339615899346813)</text:span></text:span></text:p>
      <text:p text:style-name="P15"><text:span text:style-name="Source_20_Text"><text:span text:style-name="T26">Row(month=2, day=27, average tip percentage=0.23300679951545766)</text:span></text:span></text:p>
      <text:p text:style-name="P15"><text:span text:style-name="Source_20_Text"><text:span text:style-name="T26">Row(month=3, day=18, average tip percentage=0.29671341612657676)</text:span></text:span></text:p>
      <text:p text:style-name="P15"><text:span text:style-name="Source_20_Text"><text:span text:style-name="T26">Row(month=3, day=21, average tip percentage=0.2757992602492)</text:span></text:span></text:p>
      <text:p text:style-name="P15"><text:span text:style-name="Source_20_Text"><text:span text:style-name="T26">Row(month=3, day=26, average tip percentage=0.22708845953721593)</text:span></text:span></text:p>
      <text:p text:style-name="P15"><text:span text:style-name="Source_20_Text"><text:span text:style-name="T26">Row(month=3, day=5, average tip percentage=0.22555461372495167)</text:span></text:span></text:p>
      <text:p text:style-name="P15"><text:span text:style-name="Source_20_Text"><text:span text:style-name="T26">Row(month=3, day=12, average tip percentage=0.22100859110807622)</text:span></text:span></text:p>
      <text:p text:style-name="P15"><text:span text:style-name="Source_20_Text"><text:span text:style-name="T26">Row(month=4, day=12, average tip percentage=0.4836884410450817)</text:span></text:span></text:p>
      <text:p text:style-name="P15"><text:span text:style-name="Source_20_Text"><text:span text:style-name="T26">Row(month=4, day=2, average tip percentage=0.31175092883996536)</text:span></text:span></text:p>
      <text:p text:style-name="P15"><text:span text:style-name="Source_20_Text"><text:span text:style-name="T26">Row(month=4, day=21, average tip percentage=0.3044861250236238)</text:span></text:span></text:p>
      <text:p text:style-name="P15"><text:span text:style-name="Source_20_Text"><text:span text:style-name="T26">Row(month=4, day=3, average tip percentage=0.24463727704754118)</text:span></text:span></text:p>
      <text:p text:style-name="P15"><text:span text:style-name="Source_20_Text"><text:span text:style-name="T26">Row(month=4, day=30, average tip percentage=0.21996769659947238)</text:span></text:span></text:p>
      <text:p text:style-name="P15"><text:span text:style-name="Source_20_Text"><text:span text:style-name="T26">Row(month=5, day=12, average tip percentage=0.32402658973195914)</text:span></text:span></text:p>
      <text:p text:style-name="P15"><text:span text:style-name="Source_20_Text"><text:span text:style-name="T26">Row(month=5, day=20, average tip percentage=0.2603403609036704)</text:span></text:span></text:p>
      <text:p text:style-name="P15"><text:span text:style-name="Source_20_Text"><text:span text:style-name="T26">Row(month=5, day=16, average tip percentage=0.23659110789277535)</text:span></text:span></text:p>
      <text:p text:style-name="P15"><text:span text:style-name="Source_20_Text"><text:span text:style-name="T26">Row(month=5, day=15, average tip percentage=0.220524452470084)</text:span></text:span></text:p>
      <text:p text:style-name="P15"><text:span text:style-name="Source_20_Text"><text:span text:style-name="T26">Row(month=5, day=6, average tip percentage=0.2183200616188207)</text:span></text:span></text:p>
      <text:p text:style-name="P15"><text:span text:style-name="Source_20_Text"><text:span text:style-name="T26">Row(month=6, day=13, average tip percentage=0.38451369937243063)</text:span></text:span></text:p>
      <text:p text:style-name="P15"><text:span text:style-name="Source_20_Text"><text:span text:style-name="T26">Row(month=6, day=25, average tip percentage=0.32913073292653017)</text:span></text:span></text:p>
      <text:p text:style-name="P15"><text:soft-page-break/><text:span text:style-name="Source_20_Text"><text:span text:style-name="T26">Row(month=6, day=10, average tip percentage=0.27397637812780157)</text:span></text:span></text:p>
      <text:p text:style-name="P15"><text:span text:style-name="Source_20_Text"><text:span text:style-name="T26">Row(month=6, day=16, average tip percentage=0.2553497575787421)</text:span></text:span></text:p>
      <text:p text:style-name="P15"><text:span text:style-name="Source_20_Text"><text:span text:style-name="T26">Row(month=6, day=20, average tip percentage=0.24242914593518236)</text:span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4"><text:span text:style-name="Source_20_Text"><text:span text:style-name="T28"/></text:span></text:p>
      <text:p text:style-name="P16"><text:soft-page-break/><text:span text:style-name="Source_20_Text"><text:span text:style-name="T31">Query Code: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2">Q1: 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df = spark.read.parquet("hdfs://192.168.0.1:9000/data/yellow_tripdata_2022-0*.parquet")</text:span></text:span></text:p>
      <text:p text:style-name="P16"><text:span text:style-name="Source_20_Text"><text:span text:style-name="T31">lt = spark.read.option("header",True).csv("hdfs://192.168.0.1:9000/data/taxi+_zone_lookup.csv"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 = df.where(df.tpep_pickup_datetime.contains("2022-03"))\</text:span></text:span></text:p>
      <text:p text:style-name="P16"><text:span text:style-name="Source_20_Text"><text:span text:style-name="T31">.join(lt,df.DOLocationID == lt.LocationID,"inner")\</text:span></text:span></text:p>
      <text:p text:style-name="P16"><text:span text:style-name="Source_20_Text"><text:span text:style-name="T31">.where(col("Zone")=="Battery Park")\</text:span></text:span></text:p>
      <text:p text:style-name="P16"><text:span text:style-name="Source_20_Text"><text:span text:style-name="T31">.orderBy(desc(col("Tip_amount"))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1 = w.collect(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.show(1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2">Q2: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df = spark.read.parquet("/data/yellow_tripdata_2022-0*.parquet"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indowM =Window.partitionBy("month").orderBy(desc(col("Tolls_amount"))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 = df.withColumn("month", month("tpep_pickup_datetime"))\</text:span></text:span></text:p>
      <text:p text:style-name="P16"><text:span text:style-name="Source_20_Text"><text:span text:style-name="T31">.withColumn("row",row_number().over(windowM))\</text:span></text:span></text:p>
      <text:p text:style-name="P16"><text:span text:style-name="Source_20_Text"><text:span text:style-name="T31">.filter(col("row")==1).drop("row")\</text:span></text:span></text:p>
      <text:p text:style-name="P16"><text:span text:style-name="Source_20_Text"><text:span text:style-name="T31">.orderBy(asc(col("month"))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1 = w.collect(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.show(6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2">Q3 DataFrame: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df = spark.read.parquet("/data/yellow_tripdata_2022-0*.parquet")</text:span></text:span></text:p>
      <text:p text:style-name="P16"><text:span text:style-name="Source_20_Text"><text:span text:style-name="T31">lt = spark.read.option("header",True).csv("hdfs://192.168.0.1:9000/data/taxi+_zone_lookup.csv"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 = df.select("tpep_pickup_datetime","Trip_distance","Total_amount","PULocationID","DOLocationID")\</text:span></text:span></text:p>
      <text:p text:style-name="P16"><text:span text:style-name="Source_20_Text"><text:span text:style-name="T31">.join(lt.withColumnRenamed("Borough", "SBorough").withColumnRenamed("Zone","SZone"),df.PULocationID == lt.LocationID,"inner").drop("LocationID","service_zone")\</text:span></text:span></text:p>
      <text:p text:style-name="P16"><text:span text:style-name="Source_20_Text"><text:span text:style-name="T31">.join(lt.withColumnRenamed("Borough", "DBorough").withColumnRenamed("Zone","DZone"),df.DOLocationID == lt.LocationID,"inner").drop("LocationID","service_zone")\</text:span></text:span></text:p>
      <text:p text:style-name="P16"><text:span text:style-name="Source_20_Text"><text:span text:style-name="T31">.where((col("PULocationID")!=col("DOLocationID")) &amp; (col("SZone")!=col("DZone")))\</text:span></text:span></text:p>
      <text:p text:style-name="P16"><text:span text:style-name="Source_20_Text"><text:span text:style-name="T31">.withColumn("month", month("tpep_pickup_datetime"))\</text:span></text:span></text:p>
      <text:p text:style-name="P16"><text:span text:style-name="Source_20_Text"><text:span text:style-name="T31">.withColumn("half", dayofmonth("tpep_pickup_datetime")&gt;15)\</text:span></text:span></text:p>
      <text:p text:style-name="P16"><text:span text:style-name="Source_20_Text"><text:span text:style-name="T31">.groupBy("month","half")\</text:span></text:span></text:p>
      <text:p text:style-name="P16"><text:span text:style-name="Source_20_Text"><text:span text:style-name="T31">.agg(avg("Trip_distance"),avg("Total_amount"))\</text:span></text:span></text:p>
      <text:p text:style-name="P16"><text:soft-page-break/><text:span text:style-name="Source_20_Text"><text:span text:style-name="T31">.orderBy("month","half"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1 = w.collect(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.show(12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2">Q3 RDD: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df = spark.read.parquet("/data/yellow_tripdata_2022-0*.parquet")</text:span></text:span></text:p>
      <text:p text:style-name="P16"><text:span text:style-name="Source_20_Text"><text:span text:style-name="T31">lt = spark.read.option("header",True).csv("hdfs://192.168.0.1:9000/data/taxi+_zone_lookup.csv"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temp1 = lt.withColumnRenamed("Borough", "SBorough").withColumnRenamed("Zone","SZone").drop("service_zone")</text:span></text:span></text:p>
      <text:p text:style-name="P16"><text:span text:style-name="Source_20_Text"><text:span text:style-name="T31">temp2 = lt.withColumnRenamed("Borough", "DBorough").withColumnRenamed("Zone","DZone").drop("service_zone"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rdd = df.rdd</text:span></text:span></text:p>
      <text:p text:style-name="P16"><text:span text:style-name="Source_20_Text"><text:span text:style-name="T31">rddt1 = temp1.rdd.map(lambda x: (int(x[0]),x[2]))</text:span></text:span></text:p>
      <text:p text:style-name="P16"><text:span text:style-name="Source_20_Text"><text:span text:style-name="T31">rddt2 = temp2.rdd.map(lambda x: (int(x[0]),x[2])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initrdd = rdd.filter(lambda x: (x[7]!=x[8]))\</text:span></text:span></text:p>
      <text:p text:style-name="P16"><text:span text:style-name="Source_20_Text"><text:span text:style-name="T31">.map(lambda x:(x[7], ( (x[8],(x[4],x[16])),(x[1].month,0 if x[1].day&lt;=15 else 1) ) )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rdd1 = initrdd.filter(lambda x: (x[1][1][0]==1))</text:span></text:span></text:p>
      <text:p text:style-name="P16"><text:span text:style-name="Source_20_Text"><text:span text:style-name="T31">rdd2 = initrdd.filter(lambda x: (x[1][1][0]==2))</text:span></text:span></text:p>
      <text:p text:style-name="P16"><text:span text:style-name="Source_20_Text"><text:span text:style-name="T31">rdd3 = initrdd.filter(lambda x: (x[1][1][0]==3))</text:span></text:span></text:p>
      <text:p text:style-name="P16"><text:span text:style-name="Source_20_Text"><text:span text:style-name="T31">rdd4 = initrdd.filter(lambda x: (x[1][1][0]==4))</text:span></text:span></text:p>
      <text:p text:style-name="P16"><text:span text:style-name="Source_20_Text"><text:span text:style-name="T31">rdd5 = initrdd.filter(lambda x: (x[1][1][0]==5))</text:span></text:span></text:p>
      <text:p text:style-name="P16"><text:span text:style-name="Source_20_Text"><text:span text:style-name="T31">rdd6 = initrdd.filter(lambda x: (x[1][1][0]==6)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/></text:span></text:p>
      <text:p text:style-name="P16"><text:span text:style-name="Source_20_Text"><text:span text:style-name="T31">w1 = rdd1.join(rddt1)\</text:span></text:span></text:p>
      <text:p text:style-name="P16"><text:span text:style-name="Source_20_Text"><text:span text:style-name="T31">.map(lambda x:(x[1][0][0][0],(((x[1][0][0][1][0],x[1][0][0][1][1]),(x[1][0][1][0],x[1][0][1][1])),x[1][1])))\</text:span></text:span></text:p>
      <text:p text:style-name="P16"><text:span text:style-name="Source_20_Text"><text:span text:style-name="T31">.join(rddt2)\</text:span></text:span></text:p>
      <text:p text:style-name="P16"><text:span text:style-name="Source_20_Text"><text:span text:style-name="T31">.filter(lambda x: (x[1][0][1]!=x[1][1]))\</text:span></text:span></text:p>
      <text:p text:style-name="P16"><text:span text:style-name="Source_20_Text"><text:span text:style-name="T31">.map(lambda x:((x[1][0][0][1][0],x[1][0][0][1][1]),((x[1][0][0][0][0],x[1][0][0][0][1]),1)))\</text:span></text:span></text:p>
      <text:p text:style-name="P16"><text:span text:style-name="Source_20_Text"><text:span text:style-name="T31">.reduceByKey(lambda x,y: ((x[0][0]+y[0][0],x[0][1]+y[0][1]),x[1]+y[1]))\</text:span></text:span></text:p>
      <text:p text:style-name="P16"><text:span text:style-name="Source_20_Text"><text:span text:style-name="T31">.map(lambda x: (x[0],(x[1][0][0]/x[1][1],x[1][0][1]/x[1][1])))\</text:span></text:span></text:p>
      <text:p text:style-name="P16"><text:span text:style-name="Source_20_Text"><text:span text:style-name="T31">.sortByKey(ascending=True)\</text:span></text:span></text:p>
      <text:p text:style-name="P16"><text:span text:style-name="Source_20_Text"><text:span text:style-name="T31">.collect(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2 = rdd2.join(rddt1)\</text:span></text:span></text:p>
      <text:p text:style-name="P16"><text:span text:style-name="Source_20_Text"><text:span text:style-name="T31">.map(lambda x:(x[1][0][0][0],(((x[1][0][0][1][0],x[1][0][0][1][1]),(x[1][0][1][0],x[1][0][1][1])),x[1][1])))\</text:span></text:span></text:p>
      <text:p text:style-name="P16"><text:span text:style-name="Source_20_Text"><text:span text:style-name="T31">.join(rddt2)\</text:span></text:span></text:p>
      <text:p text:style-name="P16"><text:span text:style-name="Source_20_Text"><text:span text:style-name="T31">.filter(lambda x: (x[1][0][1]!=x[1][1]))\</text:span></text:span></text:p>
      <text:p text:style-name="P16"><text:span text:style-name="Source_20_Text"><text:span text:style-name="T31">.map(lambda x:((x[1][0][0][1][0],x[1][0][0][1][1]),((x[1][0][0][0][0],x[1][0][0][0][1]),1)))\</text:span></text:span></text:p>
      <text:p text:style-name="P16"><text:span text:style-name="Source_20_Text"><text:span text:style-name="T31">.reduceByKey(lambda x,y: ((x[0][0]+y[0][0],x[0][1]+y[0][1]),x[1]+y[1]))\</text:span></text:span></text:p>
      <text:p text:style-name="P16"><text:soft-page-break/><text:span text:style-name="Source_20_Text"><text:span text:style-name="T31">.map(lambda x: (x[0],(x[1][0][0]/x[1][1],x[1][0][1]/x[1][1])))\</text:span></text:span></text:p>
      <text:p text:style-name="P16"><text:span text:style-name="Source_20_Text"><text:span text:style-name="T31">.sortByKey(ascending=True)\</text:span></text:span></text:p>
      <text:p text:style-name="P16"><text:span text:style-name="Source_20_Text"><text:span text:style-name="T31">.collect(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3 = rdd3.join(rddt1)\</text:span></text:span></text:p>
      <text:p text:style-name="P16"><text:span text:style-name="Source_20_Text"><text:span text:style-name="T31">.map(lambda x:(x[1][0][0][0],(((x[1][0][0][1][0],x[1][0][0][1][1]),(x[1][0][1][0],x[1][0][1][1])),x[1][1])))\</text:span></text:span></text:p>
      <text:p text:style-name="P16"><text:span text:style-name="Source_20_Text"><text:span text:style-name="T31">.join(rddt2)\</text:span></text:span></text:p>
      <text:p text:style-name="P16"><text:span text:style-name="Source_20_Text"><text:span text:style-name="T31">.filter(lambda x: (x[1][0][1]!=x[1][1]))\</text:span></text:span></text:p>
      <text:p text:style-name="P16"><text:span text:style-name="Source_20_Text"><text:span text:style-name="T31">.map(lambda x:((x[1][0][0][1][0],x[1][0][0][1][1]),((x[1][0][0][0][0],x[1][0][0][0][1]),1)))\</text:span></text:span></text:p>
      <text:p text:style-name="P16"><text:span text:style-name="Source_20_Text"><text:span text:style-name="T31">.reduceByKey(lambda x,y: ((x[0][0]+y[0][0],x[0][1]+y[0][1]),x[1]+y[1]))\</text:span></text:span></text:p>
      <text:p text:style-name="P16"><text:span text:style-name="Source_20_Text"><text:span text:style-name="T31">.map(lambda x: (x[0],(x[1][0][0]/x[1][1],x[1][0][1]/x[1][1])))\</text:span></text:span></text:p>
      <text:p text:style-name="P16"><text:span text:style-name="Source_20_Text"><text:span text:style-name="T31">.sortByKey(ascending=True)\</text:span></text:span></text:p>
      <text:p text:style-name="P16"><text:span text:style-name="Source_20_Text"><text:span text:style-name="T31">.collect(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4 = rdd4.join(rddt1)\</text:span></text:span></text:p>
      <text:p text:style-name="P16"><text:span text:style-name="Source_20_Text"><text:span text:style-name="T31">.map(lambda x:(x[1][0][0][0],(((x[1][0][0][1][0],x[1][0][0][1][1]),(x[1][0][1][0],x[1][0][1][1])),x[1][1])))\</text:span></text:span></text:p>
      <text:p text:style-name="P16"><text:span text:style-name="Source_20_Text"><text:span text:style-name="T31">.join(rddt2)\</text:span></text:span></text:p>
      <text:p text:style-name="P16"><text:span text:style-name="Source_20_Text"><text:span text:style-name="T31">.filter(lambda x: (x[1][0][1]!=x[1][1]))\</text:span></text:span></text:p>
      <text:p text:style-name="P16"><text:span text:style-name="Source_20_Text"><text:span text:style-name="T31">.map(lambda x:((x[1][0][0][1][0],x[1][0][0][1][1]),((x[1][0][0][0][0],x[1][0][0][0][1]),1)))\</text:span></text:span></text:p>
      <text:p text:style-name="P16"><text:span text:style-name="Source_20_Text"><text:span text:style-name="T31">.reduceByKey(lambda x,y: ((x[0][0]+y[0][0],x[0][1]+y[0][1]),x[1]+y[1]))\</text:span></text:span></text:p>
      <text:p text:style-name="P16"><text:span text:style-name="Source_20_Text"><text:span text:style-name="T31">.map(lambda x: (x[0],(x[1][0][0]/x[1][1],x[1][0][1]/x[1][1])))\</text:span></text:span></text:p>
      <text:p text:style-name="P16"><text:span text:style-name="Source_20_Text"><text:span text:style-name="T31">.sortByKey(ascending=True)\</text:span></text:span></text:p>
      <text:p text:style-name="P16"><text:span text:style-name="Source_20_Text"><text:span text:style-name="T31">.collect(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5 = rdd5.join(rddt1)\</text:span></text:span></text:p>
      <text:p text:style-name="P16"><text:span text:style-name="Source_20_Text"><text:span text:style-name="T31">.map(lambda x:(x[1][0][0][0],(((x[1][0][0][1][0],x[1][0][0][1][1]),(x[1][0][1][0],x[1][0][1][1])),x[1][1])))\</text:span></text:span></text:p>
      <text:p text:style-name="P16"><text:span text:style-name="Source_20_Text"><text:span text:style-name="T31">.join(rddt2)\</text:span></text:span></text:p>
      <text:p text:style-name="P16"><text:span text:style-name="Source_20_Text"><text:span text:style-name="T31">.filter(lambda x: (x[1][0][1]!=x[1][1]))\</text:span></text:span></text:p>
      <text:p text:style-name="P16"><text:span text:style-name="Source_20_Text"><text:span text:style-name="T31">.map(lambda x:((x[1][0][0][1][0],x[1][0][0][1][1]),((x[1][0][0][0][0],x[1][0][0][0][1]),1)))\</text:span></text:span></text:p>
      <text:p text:style-name="P16"><text:span text:style-name="Source_20_Text"><text:span text:style-name="T31">.reduceByKey(lambda x,y: ((x[0][0]+y[0][0],x[0][1]+y[0][1]),x[1]+y[1]))\</text:span></text:span></text:p>
      <text:p text:style-name="P16"><text:span text:style-name="Source_20_Text"><text:span text:style-name="T31">.map(lambda x: (x[0],(x[1][0][0]/x[1][1],x[1][0][1]/x[1][1])))\</text:span></text:span></text:p>
      <text:p text:style-name="P16"><text:span text:style-name="Source_20_Text"><text:span text:style-name="T31">.sortByKey(ascending=True)\</text:span></text:span></text:p>
      <text:p text:style-name="P16"><text:span text:style-name="Source_20_Text"><text:span text:style-name="T31">.collect(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6 = rdd6.join(rddt1)\</text:span></text:span></text:p>
      <text:p text:style-name="P16"><text:span text:style-name="Source_20_Text"><text:span text:style-name="T31">.map(lambda x:(x[1][0][0][0],(((x[1][0][0][1][0],x[1][0][0][1][1]),(x[1][0][1][0],x[1][0][1][1])),x[1][1])))\</text:span></text:span></text:p>
      <text:p text:style-name="P16"><text:span text:style-name="Source_20_Text"><text:span text:style-name="T31">.join(rddt2)\</text:span></text:span></text:p>
      <text:p text:style-name="P16"><text:span text:style-name="Source_20_Text"><text:span text:style-name="T31">.filter(lambda x: (x[1][0][1]!=x[1][1]))\</text:span></text:span></text:p>
      <text:p text:style-name="P16"><text:span text:style-name="Source_20_Text"><text:span text:style-name="T31">.map(lambda x:((x[1][0][0][1][0],x[1][0][0][1][1]),((x[1][0][0][0][0],x[1][0][0][0][1]),1)))\</text:span></text:span></text:p>
      <text:p text:style-name="P16"><text:span text:style-name="Source_20_Text"><text:span text:style-name="T31">.reduceByKey(lambda x,y: ((x[0][0]+y[0][0],x[0][1]+y[0][1]),x[1]+y[1]))\</text:span></text:span></text:p>
      <text:p text:style-name="P16"><text:span text:style-name="Source_20_Text"><text:span text:style-name="T31">.map(lambda x: (x[0],(x[1][0][0]/x[1][1],x[1][0][1]/x[1][1])))\</text:span></text:span></text:p>
      <text:p text:style-name="P16"><text:span text:style-name="Source_20_Text"><text:span text:style-name="T31">.sortByKey(ascending=True)\</text:span></text:span></text:p>
      <text:p text:style-name="P16"><text:span text:style-name="Source_20_Text"><text:span text:style-name="T31">.collect(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print(w1)</text:span></text:span></text:p>
      <text:p text:style-name="P16"><text:soft-page-break/><text:span text:style-name="Source_20_Text"><text:span text:style-name="T31">print(w2)</text:span></text:span></text:p>
      <text:p text:style-name="P16"><text:span text:style-name="Source_20_Text"><text:span text:style-name="T31">print(w3)</text:span></text:span></text:p>
      <text:p text:style-name="P16"><text:span text:style-name="Source_20_Text"><text:span text:style-name="T31">print(w4)</text:span></text:span></text:p>
      <text:p text:style-name="P16"><text:span text:style-name="Source_20_Text"><text:span text:style-name="T31">print(w5)</text:span></text:span></text:p>
      <text:p text:style-name="P16"><text:span text:style-name="Source_20_Text"><text:span text:style-name="T31">print(w6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2">Q4: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df = spark.read.parquet("/data/yellow_tripdata_2022-0*.parquet"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indowC = Window.partitionBy("day").orderBy(col("congestion").desc(),col("day").asc()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 = df.select("tpep_pickup_datetime","Passenger_count")\</text:span></text:span></text:p>
      <text:p text:style-name="P16"><text:span text:style-name="Source_20_Text"><text:span text:style-name="T31">.withColumn("day", dayofweek("tpep_pickup_datetime"))\</text:span></text:span></text:p>
      <text:p text:style-name="P16"><text:span text:style-name="Source_20_Text"><text:span text:style-name="T31">.withColumn("hour", hour("tpep_pickup_datetime"))\</text:span></text:span></text:p>
      <text:p text:style-name="P16"><text:span text:style-name="Source_20_Text"><text:span text:style-name="T31">.groupBy("day","hour")\</text:span></text:span></text:p>
      <text:p text:style-name="P16"><text:span text:style-name="Source_20_Text"><text:span text:style-name="T31">.agg(avg("Passenger_count").alias("congestion"))\</text:span></text:span></text:p>
      <text:p text:style-name="P16"><text:span text:style-name="Source_20_Text"><text:span text:style-name="T31">.withColumn("row",row_number().over(windowC))\</text:span></text:span></text:p>
      <text:p text:style-name="P16"><text:span text:style-name="Source_20_Text"><text:span text:style-name="T31">.filter(col("row") &lt;= 3)\</text:span></text:span></text:p>
      <text:p text:style-name="P16"><text:span text:style-name="Source_20_Text"><text:span text:style-name="T31">.drop("row")\</text:span></text:span></text:p>
      <text:p text:style-name="P16"><text:span text:style-name="Source_20_Text"><text:span text:style-name="T31">.drop("tpep_pickup_datetime")\</text:span></text:span></text:p>
      <text:p text:style-name="P16"><text:span text:style-name="Source_20_Text"><text:span text:style-name="T31">.drop("Passenger_count"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1 = w.collect(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>w.show(21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2">Q5:</text:span></text:span></text:p>
      <text:p text:style-name="P16"><text:span text:style-name="Source_20_Text"><text:span text:style-name="T31"/></text:span></text:p>
      <text:p text:style-name="P17"><text:span text:style-name="Source_20_Text"><text:span text:style-name="T31">df = spark.read.parquet("/data/yellow_tripdata_2022-0*.parquet")</text:span></text:span></text:p>
      <text:p text:style-name="P17"><text:span text:style-name="Source_20_Text"><text:span text:style-name="T31"/></text:span></text:p>
      <text:p text:style-name="P17"><text:span text:style-name="Source_20_Text"><text:span text:style-name="T31">windowC = Window.partitionBy("month").orderBy(col("average tip percentage").desc(),col("month").asc())</text:span></text:span></text:p>
      <text:p text:style-name="P17"><text:span text:style-name="Source_20_Text"><text:span text:style-name="T31"/></text:span></text:p>
      <text:p text:style-name="P17"><text:span text:style-name="Source_20_Text"><text:span text:style-name="T31">w = df.select("tpep_pickup_datetime","Fare_amount","Tip_amount")\</text:span></text:span></text:p>
      <text:p text:style-name="P17"><text:span text:style-name="Source_20_Text"><text:span text:style-name="T31">.withColumn("day", dayofmonth(df.tpep_pickup_datetime))\</text:span></text:span></text:p>
      <text:p text:style-name="P17"><text:span text:style-name="Source_20_Text"><text:span text:style-name="T31">.withColumn("month", month(df.tpep_pickup_datetime))\</text:span></text:span></text:p>
      <text:p text:style-name="P17"><text:span text:style-name="Source_20_Text"><text:span text:style-name="T31">.withColumn("tipp",df.tip_amount/df.fare_amount)\</text:span></text:span></text:p>
      <text:p text:style-name="P17"><text:span text:style-name="Source_20_Text"><text:span text:style-name="T31">.drop("tpep_pickup_datetime")\</text:span></text:span></text:p>
      <text:p text:style-name="P17"><text:span text:style-name="Source_20_Text"><text:span text:style-name="T31">.drop("Fare_amount")\</text:span></text:span></text:p>
      <text:p text:style-name="P17"><text:span text:style-name="Source_20_Text"><text:span text:style-name="T31">.drop("Tip_amount")\</text:span></text:span></text:p>
      <text:p text:style-name="P17"><text:span text:style-name="Source_20_Text"><text:span text:style-name="T31">.groupBy("month","day")\</text:span></text:span></text:p>
      <text:p text:style-name="P17"><text:span text:style-name="Source_20_Text"><text:span text:style-name="T31">.agg(avg("tipp").alias("average tip percentage"))\</text:span></text:span></text:p>
      <text:p text:style-name="P17"><text:span text:style-name="Source_20_Text"><text:span text:style-name="T31">.withColumn("row",row_number().over(windowC))\</text:span></text:span></text:p>
      <text:p text:style-name="P17"><text:span text:style-name="Source_20_Text"><text:span text:style-name="T31">.filter(col("row") &lt;= 5)\</text:span></text:span></text:p>
      <text:p text:style-name="P17"><text:span text:style-name="Source_20_Text"><text:span text:style-name="T31">.drop("row")</text:span></text:span></text:p>
      <text:p text:style-name="P17"><text:span text:style-name="Source_20_Text"><text:span text:style-name="T31"/></text:span></text:p>
      <text:p text:style-name="P17"><text:span text:style-name="Source_20_Text"><text:span text:style-name="T31">w1 = w.collect()</text:span></text:span></text:p>
      <text:p text:style-name="P17"><text:span text:style-name="Source_20_Text"><text:span text:style-name="T31"/></text:span></text:p>
      <text:p text:style-name="P17"><text:soft-page-break/><text:span text:style-name="Source_20_Text"><text:span text:style-name="T31">w.show(30)</text:span></text:span></text:p>
      <text:p text:style-name="P16"><text:span text:style-name="Source_20_Text"><text:span text:style-name="T31"/></text:span></text:p>
      <text:p text:style-name="P16"><text:span text:style-name="Source_20_Text"><text:span text:style-name="T3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4T17:16:34.086000000</dc:date>
    <meta:editing-duration>PT3H59M40S</meta:editing-duration>
    <meta:editing-cycles>30</meta:editing-cycles>
    <meta:generator>LibreOffice/7.1.3.2$Windows_X86_64 LibreOffice_project/47f78053abe362b9384784d31a6e56f8511eb1c1</meta:generator>
    <meta:document-statistic meta:table-count="2" meta:image-count="0" meta:object-count="0" meta:page-count="15" meta:paragraph-count="382" meta:word-count="1801" meta:character-count="24267" meta:non-whitespace-character-count="21686"/>
  </office:meta>
</office:document-meta>
</file>